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091c0b" officeooo:paragraph-rsid="00091c0b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091c0b" officeooo:paragraph-rsid="000aa6ed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91c0b" officeooo:paragraph-rsid="00091c0b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091c0b" officeooo:paragraph-rsid="000aa6ed" style:font-size-asian="14pt" style:font-size-complex="14pt"/>
    </style:style>
    <style:style style:name="P5" style:family="paragraph" style:parent-style-name="Standard">
      <style:paragraph-properties fo:text-align="center" style:justify-single-word="false" fo:break-before="page"/>
      <style:text-properties fo:font-size="14pt" officeooo:rsid="00091c0b" officeooo:paragraph-rsid="000aa6ed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 Easy Ways to Help</text:p>
      <text:p text:style-name="P3"/>
      <text:p text:style-name="P3">1) Let workers know you support them!</text:p>
      <text:p text:style-name="P3"><text:s text:c="4"/>Tell them “happy holidays” or “I </text:p>
      <text:p text:style-name="P3"><text:s text:c="4"/>support you” whenever you eat on </text:p>
      <text:p text:style-name="P3"><text:s text:c="4"/>campus.</text:p>
      <text:p text:style-name="P3"/>
      <text:p text:style-name="P3">2) Tell your friends whats going on. Send</text:p>
      <text:p text:style-name="P3"><text:s text:c="4"/>them the Mercury article and tell them </text:p>
      <text:p text:style-name="P3"><text:s text:c="4"/>that they should let the workers know </text:p>
      <text:p text:style-name="P3"><text:s text:c="4"/>they support them.</text:p>
      <text:p text:style-name="P3"/>
      <text:p text:style-name="P3">3) Follow “Students For Chartwells</text:p>
      <text:p text:style-name="P3"><text:s text:c="4"/>Workers” on facebook for updates and <text:s text:c="2"/></text:p>
      <text:p text:style-name="P3"><text:s text:c="4"/>opportunities to help!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3 Easy Ways to Help</text:p>
      <text:p text:style-name="P3"/>
      <text:p text:style-name="P3">1) Let workers know you support them!</text:p>
      <text:p text:style-name="P3"><text:s text:c="4"/>Tell them “happy holidays” or “I </text:p>
      <text:p text:style-name="P3"><text:s text:c="4"/>support you” whenever you eat on </text:p>
      <text:p text:style-name="P3"><text:s text:c="4"/>campus.</text:p>
      <text:p text:style-name="P3"/>
      <text:p text:style-name="P3">2) Tell your friends whats going on. Send</text:p>
      <text:p text:style-name="P3"><text:s text:c="4"/>them the Mercury article and tell them </text:p>
      <text:p text:style-name="P3"><text:s text:c="4"/>that they should let the workers know </text:p>
      <text:p text:style-name="P3"><text:s text:c="4"/>they support them.</text:p>
      <text:p text:style-name="P3"/>
      <text:p text:style-name="P3">3) Follow “Students For Chartwells</text:p>
      <text:p text:style-name="P3"><text:s text:c="4"/>Workers” on facebook for updates and <text:s text:c="2"/></text:p>
      <text:p text:style-name="P3"><text:s text:c="4"/>opportunities to help!</text:p>
      <text:p text:style-name="P3"/>
      <text:p text:style-name="P3"/>
      <text:p text:style-name="P3"/>
      <text:p text:style-name="P3"/>
      <text:p text:style-name="P3"/>
      <text:p text:style-name="P1">3 Easy Ways to Help</text:p>
      <text:p text:style-name="P3"/>
      <text:p text:style-name="P3">1) Let workers know you support them!</text:p>
      <text:p text:style-name="P3"><text:s text:c="4"/>Tell them “happy holidays” or “I </text:p>
      <text:p text:style-name="P3"><text:s text:c="4"/>support you” whenever you eat on </text:p>
      <text:p text:style-name="P3"><text:s text:c="4"/>campus.</text:p>
      <text:p text:style-name="P3"/>
      <text:p text:style-name="P3">2) Tell your friends whats going on. Send</text:p>
      <text:p text:style-name="P3"><text:s text:c="4"/>them the Mercury article and tell them </text:p>
      <text:p text:style-name="P3"><text:s text:c="4"/>that they should let the workers know </text:p>
      <text:p text:style-name="P3"><text:s text:c="4"/>they support them.</text:p>
      <text:p text:style-name="P3"/>
      <text:p text:style-name="P3">3) Follow “Students For Chartwells</text:p>
      <text:p text:style-name="P3"><text:s text:c="4"/>Workers” on facebook for updates and <text:s text:c="2"/></text:p>
      <text:p text:style-name="P3"><text:s text:c="4"/>opportunities to help!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3 Easy Ways to Help</text:p>
      <text:p text:style-name="P3"/>
      <text:p text:style-name="P3">1) Let workers know you support them!</text:p>
      <text:p text:style-name="P3"><text:s text:c="4"/>Tell them “happy holidays” or “I </text:p>
      <text:p text:style-name="P3"><text:s text:c="4"/>support you” whenever you eat on </text:p>
      <text:p text:style-name="P3"><text:s text:c="4"/>campus.</text:p>
      <text:p text:style-name="P3"/>
      <text:p text:style-name="P3">2) Tell your friends whats going on. Send</text:p>
      <text:p text:style-name="P3"><text:s text:c="4"/>them the Mercury article and tell them </text:p>
      <text:p text:style-name="P3"><text:s text:c="4"/>that they should let the workers know </text:p>
      <text:p text:style-name="P3"><text:s text:c="4"/>they support them.</text:p>
      <text:p text:style-name="P3"/>
      <text:p text:style-name="P3">3) Follow “Students For Chartwells</text:p>
      <text:p text:style-name="P3"><text:s text:c="4"/>Workers” on facebook for updates and <text:s text:c="2"/></text:p>
      <text:p text:style-name="P3"><text:s text:c="4"/>opportunities to help!</text:p>
      <text:p text:style-name="P5">3 Easy Ways to Help</text:p>
      <text:p text:style-name="P4"/>
      <text:p text:style-name="P4">1) Let workers know you support them!</text:p>
      <text:p text:style-name="P4"><text:s text:c="4"/>Tell them “happy holidays” or “I </text:p>
      <text:p text:style-name="P4"><text:s text:c="4"/>support you” whenever you eat on </text:p>
      <text:p text:style-name="P4"><text:s text:c="4"/>campus.</text:p>
      <text:p text:style-name="P4"/>
      <text:p text:style-name="P4">2) Tell your friends whats going on. Send</text:p>
      <text:p text:style-name="P4"><text:s text:c="4"/>them the Mercury article and tell them </text:p>
      <text:p text:style-name="P4"><text:s text:c="4"/>that they should let the workers know </text:p>
      <text:p text:style-name="P4"><text:s text:c="4"/>they support them.</text:p>
      <text:p text:style-name="P4"/>
      <text:p text:style-name="P4">3) Follow “Students For Chartwells</text:p>
      <text:p text:style-name="P4"><text:s text:c="4"/>Workers” on facebook for updates and <text:s text:c="2"/></text:p>
      <text:p text:style-name="P4"><text:s text:c="4"/>opportunities to help!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3 Easy Ways to Help</text:p>
      <text:p text:style-name="P4"/>
      <text:p text:style-name="P4">1) Let workers know you support them!</text:p>
      <text:p text:style-name="P4"><text:s text:c="4"/>Tell them “happy holidays” or “I </text:p>
      <text:p text:style-name="P4"><text:s text:c="4"/>support you” whenever you eat on </text:p>
      <text:p text:style-name="P4"><text:s text:c="4"/>campus.</text:p>
      <text:p text:style-name="P4"/>
      <text:p text:style-name="P4">2) Tell your friends whats going on. Send</text:p>
      <text:p text:style-name="P4"><text:s text:c="4"/>them the Mercury article and tell them </text:p>
      <text:p text:style-name="P4"><text:s text:c="4"/>that they should let the workers know </text:p>
      <text:p text:style-name="P4"><text:s text:c="4"/>they support them.</text:p>
      <text:p text:style-name="P4"/>
      <text:p text:style-name="P4">3) Follow “Students For Chartwells</text:p>
      <text:p text:style-name="P4"><text:s text:c="4"/>Workers” on facebook for updates and <text:s text:c="2"/></text:p>
      <text:p text:style-name="P4"><text:s text:c="4"/>opportunities to help!</text:p>
      <text:p text:style-name="P4"/>
      <text:p text:style-name="P4"/>
      <text:p text:style-name="P4"/>
      <text:p text:style-name="P4"/>
      <text:p text:style-name="P4"/>
      <text:p text:style-name="P2">3 Easy Ways to Help</text:p>
      <text:p text:style-name="P4"/>
      <text:p text:style-name="P4">1) Let workers know you support them!</text:p>
      <text:p text:style-name="P4"><text:s text:c="4"/>Tell them “happy holidays” or “I </text:p>
      <text:p text:style-name="P4"><text:s text:c="4"/>support you” whenever you eat on </text:p>
      <text:p text:style-name="P4"><text:s text:c="4"/>campus.</text:p>
      <text:p text:style-name="P4"/>
      <text:p text:style-name="P4">2) Tell your friends whats going on. Send</text:p>
      <text:p text:style-name="P4"><text:s text:c="4"/>them the Mercury article and tell them </text:p>
      <text:p text:style-name="P4"><text:s text:c="4"/>that they should let the workers know </text:p>
      <text:p text:style-name="P4"><text:s text:c="4"/>they support them.</text:p>
      <text:p text:style-name="P4"/>
      <text:p text:style-name="P4">3) Follow “Students For Chartwells</text:p>
      <text:p text:style-name="P4"><text:s text:c="4"/>Workers” on facebook for updates and <text:s text:c="2"/></text:p>
      <text:p text:style-name="P4"><text:s text:c="4"/>opportunities to help!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3 Easy Ways to Help</text:p>
      <text:p text:style-name="P4"/>
      <text:p text:style-name="P4">1) Let workers know you support them!</text:p>
      <text:p text:style-name="P4"><text:s text:c="4"/>Tell them “happy holidays” or “I </text:p>
      <text:p text:style-name="P4"><text:s text:c="4"/>support you” whenever you eat on </text:p>
      <text:p text:style-name="P4"><text:s text:c="4"/>campus.</text:p>
      <text:p text:style-name="P4"/>
      <text:p text:style-name="P4">2) Tell your friends whats going on. Send</text:p>
      <text:p text:style-name="P4"><text:s text:c="4"/>them the Mercury article and tell them </text:p>
      <text:p text:style-name="P4"><text:s text:c="4"/>that they should let the workers know </text:p>
      <text:p text:style-name="P4"><text:s text:c="4"/>they support them.</text:p>
      <text:p text:style-name="P4"/>
      <text:p text:style-name="P4">3) Follow “Students For Chartwells</text:p>
      <text:p text:style-name="P4"><text:s text:c="4"/>Workers” on facebook for updates and <text:s text:c="2"/></text:p>
      <text:p text:style-name="P4"><text:s text:c="4"/>opportunities to help!</text:p>
      <text:p text:style-name="P5">3 Easy Ways to Help</text:p>
      <text:p text:style-name="P4"/>
      <text:p text:style-name="P4">1) Let workers know you support them!</text:p>
      <text:p text:style-name="P4"><text:s text:c="4"/>Tell them “happy holidays” or “I </text:p>
      <text:p text:style-name="P4"><text:s text:c="4"/>support you” whenever you eat on </text:p>
      <text:p text:style-name="P4"><text:s text:c="4"/>campus.</text:p>
      <text:p text:style-name="P4"/>
      <text:p text:style-name="P4">2) Tell your friends whats going on. Send</text:p>
      <text:p text:style-name="P4"><text:s text:c="4"/>them the Mercury article and tell them </text:p>
      <text:p text:style-name="P4"><text:s text:c="4"/>that they should let the workers know </text:p>
      <text:p text:style-name="P4"><text:s text:c="4"/>they support them.</text:p>
      <text:p text:style-name="P4"/>
      <text:p text:style-name="P4">3) Follow “Students For Chartwells</text:p>
      <text:p text:style-name="P4"><text:s text:c="4"/>Workers” on facebook for updates and <text:s text:c="2"/></text:p>
      <text:p text:style-name="P4"><text:s text:c="4"/>opportunities to help!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3 Easy Ways to Help</text:p>
      <text:p text:style-name="P4"/>
      <text:p text:style-name="P4">1) Let workers know you support them!</text:p>
      <text:p text:style-name="P4"><text:s text:c="4"/>Tell them “happy holidays” or “I </text:p>
      <text:p text:style-name="P4"><text:s text:c="4"/>support you” whenever you eat on </text:p>
      <text:p text:style-name="P4"><text:s text:c="4"/>campus.</text:p>
      <text:p text:style-name="P4"/>
      <text:p text:style-name="P4">2) Tell your friends whats going on. Send</text:p>
      <text:p text:style-name="P4"><text:s text:c="4"/>them the Mercury article and tell them </text:p>
      <text:p text:style-name="P4"><text:s text:c="4"/>that they should let the workers know </text:p>
      <text:p text:style-name="P4"><text:s text:c="4"/>they support them.</text:p>
      <text:p text:style-name="P4"/>
      <text:p text:style-name="P4">3) Follow “Students For Chartwells</text:p>
      <text:p text:style-name="P4"><text:s text:c="4"/>Workers” on facebook for updates and <text:s text:c="2"/></text:p>
      <text:p text:style-name="P4"><text:s text:c="4"/>opportunities to help!</text:p>
      <text:p text:style-name="P4"/>
      <text:p text:style-name="P4"/>
      <text:p text:style-name="P4"/>
      <text:p text:style-name="P4"/>
      <text:p text:style-name="P4"/>
      <text:p text:style-name="P2">3 Easy Ways to Help</text:p>
      <text:p text:style-name="P4"/>
      <text:p text:style-name="P4">1) Let workers know you support them!</text:p>
      <text:p text:style-name="P4"><text:s text:c="4"/>Tell them “happy holidays” or “I </text:p>
      <text:p text:style-name="P4"><text:s text:c="4"/>support you” whenever you eat on </text:p>
      <text:p text:style-name="P4"><text:s text:c="4"/>campus.</text:p>
      <text:p text:style-name="P4"/>
      <text:p text:style-name="P4">2) Tell your friends whats going on. Send</text:p>
      <text:p text:style-name="P4"><text:s text:c="4"/>them the Mercury article and tell them </text:p>
      <text:p text:style-name="P4"><text:s text:c="4"/>that they should let the workers know </text:p>
      <text:p text:style-name="P4"><text:s text:c="4"/>they support them.</text:p>
      <text:p text:style-name="P4"/>
      <text:p text:style-name="P4">3) Follow “Students For Chartwells</text:p>
      <text:p text:style-name="P4"><text:s text:c="4"/>Workers” on facebook for updates and <text:s text:c="2"/></text:p>
      <text:p text:style-name="P4"><text:s text:c="4"/>opportunities to help!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3 Easy Ways to Help</text:p>
      <text:p text:style-name="P4"/>
      <text:p text:style-name="P4">1) Let workers know you support them!</text:p>
      <text:p text:style-name="P4"><text:s text:c="4"/>Tell them “happy holidays” or “I </text:p>
      <text:p text:style-name="P4"><text:s text:c="4"/>support you” whenever you eat on </text:p>
      <text:p text:style-name="P4"><text:s text:c="4"/>campus.</text:p>
      <text:p text:style-name="P4"/>
      <text:p text:style-name="P4">2) Tell your friends whats going on. Send</text:p>
      <text:p text:style-name="P4"><text:s text:c="4"/>them the Mercury article and tell them </text:p>
      <text:p text:style-name="P4"><text:s text:c="4"/>that they should let the workers know </text:p>
      <text:p text:style-name="P4"><text:s text:c="4"/>they support them.</text:p>
      <text:p text:style-name="P4"/>
      <text:p text:style-name="P4">3) Follow “Students For Chartwells</text:p>
      <text:p text:style-name="P4"><text:s text:c="4"/>Workers” on facebook for updates and <text:s text:c="2"/></text:p>
      <text:p text:style-name="P4"><text:s text:c="4"/>opportunities to help!</text:p>
      <text:p text:style-name="P5">3 Easy Ways to Help</text:p>
      <text:p text:style-name="P4"/>
      <text:p text:style-name="P4">1) Let workers know you support them!</text:p>
      <text:p text:style-name="P4"><text:s text:c="4"/>Tell them “happy holidays” or “I </text:p>
      <text:p text:style-name="P4"><text:s text:c="4"/>support you” whenever you eat on </text:p>
      <text:p text:style-name="P4"><text:s text:c="4"/>campus.</text:p>
      <text:p text:style-name="P4"/>
      <text:p text:style-name="P4">2) Tell your friends whats going on. Send</text:p>
      <text:p text:style-name="P4"><text:s text:c="4"/>them the Mercury article and tell them </text:p>
      <text:p text:style-name="P4"><text:s text:c="4"/>that they should let the workers know </text:p>
      <text:p text:style-name="P4"><text:s text:c="4"/>they support them.</text:p>
      <text:p text:style-name="P4"/>
      <text:p text:style-name="P4">3) Follow “Students For Chartwells</text:p>
      <text:p text:style-name="P4"><text:s text:c="4"/>Workers” on facebook for updates and <text:s text:c="2"/></text:p>
      <text:p text:style-name="P4"><text:s text:c="4"/>opportunities to help!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3 Easy Ways to Help</text:p>
      <text:p text:style-name="P4"/>
      <text:p text:style-name="P4">1) Let workers know you support them!</text:p>
      <text:p text:style-name="P4"><text:s text:c="4"/>Tell them “happy holidays” or “I </text:p>
      <text:p text:style-name="P4"><text:s text:c="4"/>support you” whenever you eat on </text:p>
      <text:p text:style-name="P4"><text:s text:c="4"/>campus.</text:p>
      <text:p text:style-name="P4"/>
      <text:p text:style-name="P4">2) Tell your friends whats going on. Send</text:p>
      <text:p text:style-name="P4"><text:s text:c="4"/>them the Mercury article and tell them </text:p>
      <text:p text:style-name="P4"><text:s text:c="4"/>that they should let the workers know </text:p>
      <text:p text:style-name="P4"><text:s text:c="4"/>they support them.</text:p>
      <text:p text:style-name="P4"/>
      <text:p text:style-name="P4">3) Follow “Students For Chartwells</text:p>
      <text:p text:style-name="P4"><text:s text:c="4"/>Workers” on facebook for updates and <text:s text:c="2"/></text:p>
      <text:p text:style-name="P4"><text:s text:c="4"/>opportunities to help!</text:p>
      <text:p text:style-name="P4"/>
      <text:p text:style-name="P4"/>
      <text:p text:style-name="P4"/>
      <text:p text:style-name="P4"/>
      <text:p text:style-name="P4"/>
      <text:p text:style-name="P2">3 Easy Ways to Help</text:p>
      <text:p text:style-name="P4"/>
      <text:p text:style-name="P4">1) Let workers know you support them!</text:p>
      <text:p text:style-name="P4"><text:s text:c="4"/>Tell them “happy holidays” or “I </text:p>
      <text:p text:style-name="P4"><text:s text:c="4"/>support you” whenever you eat on </text:p>
      <text:p text:style-name="P4"><text:s text:c="4"/>campus.</text:p>
      <text:p text:style-name="P4"/>
      <text:p text:style-name="P4">2) Tell your friends whats going on. Send</text:p>
      <text:p text:style-name="P4"><text:s text:c="4"/>them the Mercury article and tell them </text:p>
      <text:p text:style-name="P4"><text:s text:c="4"/>that they should let the workers know </text:p>
      <text:p text:style-name="P4"><text:s text:c="4"/>they support them.</text:p>
      <text:p text:style-name="P4"/>
      <text:p text:style-name="P4">3) Follow “Students For Chartwells</text:p>
      <text:p text:style-name="P4"><text:s text:c="4"/>Workers” on facebook for updates and <text:s text:c="2"/></text:p>
      <text:p text:style-name="P4"><text:s text:c="4"/>opportunities to help!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3 Easy Ways to Help</text:p>
      <text:p text:style-name="P4"/>
      <text:p text:style-name="P4">1) Let workers know you support them!</text:p>
      <text:p text:style-name="P4"><text:s text:c="4"/>Tell them “happy holidays” or “I </text:p>
      <text:p text:style-name="P4"><text:s text:c="4"/>support you” whenever you eat on </text:p>
      <text:p text:style-name="P4"><text:s text:c="4"/>campus.</text:p>
      <text:p text:style-name="P4"/>
      <text:p text:style-name="P4">2) Tell your friends whats going on. Send</text:p>
      <text:p text:style-name="P4"><text:s text:c="4"/>them the Mercury article and tell them </text:p>
      <text:p text:style-name="P4"><text:s text:c="4"/>that they should let the workers know </text:p>
      <text:p text:style-name="P4"><text:s text:c="4"/>they support them.</text:p>
      <text:p text:style-name="P4"/>
      <text:p text:style-name="P4">3) Follow “Students For Chartwells</text:p>
      <text:p text:style-name="P4"><text:s text:c="4"/>Workers” on facebook for updates and <text:s text:c="2"/></text:p>
      <text:p text:style-name="P4"><text:s text:c="4"/>opportunities to help!</text:p>
      <text:p text:style-name="P5">3 Easy Ways to Help</text:p>
      <text:p text:style-name="P4"/>
      <text:p text:style-name="P4">1) Let workers know you support them!</text:p>
      <text:p text:style-name="P4"><text:s text:c="4"/>Tell them “happy holidays” or “I </text:p>
      <text:p text:style-name="P4"><text:s text:c="4"/>support you” whenever you eat on </text:p>
      <text:p text:style-name="P4"><text:s text:c="4"/>campus.</text:p>
      <text:p text:style-name="P4"/>
      <text:p text:style-name="P4">2) Tell your friends whats going on. Send</text:p>
      <text:p text:style-name="P4"><text:s text:c="4"/>them the Mercury article and tell them </text:p>
      <text:p text:style-name="P4"><text:s text:c="4"/>that they should let the workers know </text:p>
      <text:p text:style-name="P4"><text:s text:c="4"/>they support them.</text:p>
      <text:p text:style-name="P4"/>
      <text:p text:style-name="P4">3) Follow “Students For Chartwells</text:p>
      <text:p text:style-name="P4"><text:s text:c="4"/>Workers” on facebook for updates and <text:s text:c="2"/></text:p>
      <text:p text:style-name="P4"><text:s text:c="4"/>opportunities to help!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3 Easy Ways to Help</text:p>
      <text:p text:style-name="P4"/>
      <text:p text:style-name="P4">1) Let workers know you support them!</text:p>
      <text:p text:style-name="P4"><text:s text:c="4"/>Tell them “happy holidays” or “I </text:p>
      <text:p text:style-name="P4"><text:s text:c="4"/>support you” whenever you eat on </text:p>
      <text:p text:style-name="P4"><text:s text:c="4"/>campus.</text:p>
      <text:p text:style-name="P4"/>
      <text:p text:style-name="P4">2) Tell your friends whats going on. Send</text:p>
      <text:p text:style-name="P4"><text:s text:c="4"/>them the Mercury article and tell them </text:p>
      <text:p text:style-name="P4"><text:s text:c="4"/>that they should let the workers know </text:p>
      <text:p text:style-name="P4"><text:s text:c="4"/>they support them.</text:p>
      <text:p text:style-name="P4"/>
      <text:p text:style-name="P4">3) Follow “Students For Chartwells</text:p>
      <text:p text:style-name="P4"><text:s text:c="4"/>Workers” on facebook for updates and <text:s text:c="2"/></text:p>
      <text:p text:style-name="P4"><text:s text:c="4"/>opportunities to help!</text:p>
      <text:p text:style-name="P4"/>
      <text:p text:style-name="P4"/>
      <text:p text:style-name="P4"/>
      <text:p text:style-name="P4"/>
      <text:p text:style-name="P4"/>
      <text:p text:style-name="P2">3 Easy Ways to Help</text:p>
      <text:p text:style-name="P4"/>
      <text:p text:style-name="P4">1) Let workers know you support them!</text:p>
      <text:p text:style-name="P4"><text:s text:c="4"/>Tell them “happy holidays” or “I </text:p>
      <text:p text:style-name="P4"><text:s text:c="4"/>support you” whenever you eat on </text:p>
      <text:p text:style-name="P4"><text:s text:c="4"/>campus.</text:p>
      <text:p text:style-name="P4"/>
      <text:p text:style-name="P4">2) Tell your friends whats going on. Send</text:p>
      <text:p text:style-name="P4"><text:s text:c="4"/>them the Mercury article and tell them </text:p>
      <text:p text:style-name="P4"><text:s text:c="4"/>that they should let the workers know </text:p>
      <text:p text:style-name="P4"><text:s text:c="4"/>they support them.</text:p>
      <text:p text:style-name="P4"/>
      <text:p text:style-name="P4">3) Follow “Students For Chartwells</text:p>
      <text:p text:style-name="P4"><text:s text:c="4"/>Workers” on facebook for updates and <text:s text:c="2"/></text:p>
      <text:p text:style-name="P4"><text:s text:c="4"/>opportunities to help!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3 Easy Ways to Help</text:p>
      <text:p text:style-name="P4"/>
      <text:p text:style-name="P4">1) Let workers know you support them!</text:p>
      <text:p text:style-name="P4"><text:s text:c="4"/>Tell them “happy holidays” or “I </text:p>
      <text:p text:style-name="P4"><text:s text:c="4"/>support you” whenever you eat on </text:p>
      <text:p text:style-name="P4"><text:s text:c="4"/>campus.</text:p>
      <text:p text:style-name="P4"/>
      <text:p text:style-name="P4">2) Tell your friends whats going on. Send</text:p>
      <text:p text:style-name="P4"><text:s text:c="4"/>them the Mercury article and tell them </text:p>
      <text:p text:style-name="P4"><text:s text:c="4"/>that they should let the workers know </text:p>
      <text:p text:style-name="P4"><text:s text:c="4"/>they support them.</text:p>
      <text:p text:style-name="P4"/>
      <text:p text:style-name="P4">3) Follow “Students For Chartwells</text:p>
      <text:p text:style-name="P4"><text:s text:c="4"/>Workers” on facebook for updates and <text:s text:c="2"/></text:p>
      <text:p text:style-name="P4"><text:s text:c="4"/>opportunities to help!</text:p>
      <text:p text:style-name="P5">3 Easy Ways to Help</text:p>
      <text:p text:style-name="P4"/>
      <text:p text:style-name="P4">1) Let workers know you support them!</text:p>
      <text:p text:style-name="P4"><text:s text:c="4"/>Tell them “happy holidays” or “I </text:p>
      <text:p text:style-name="P4"><text:s text:c="4"/>support you” whenever you eat on </text:p>
      <text:p text:style-name="P4"><text:s text:c="4"/>campus.</text:p>
      <text:p text:style-name="P4"/>
      <text:p text:style-name="P4">2) Tell your friends whats going on. Send</text:p>
      <text:p text:style-name="P4"><text:s text:c="4"/>them the Mercury article and tell them </text:p>
      <text:p text:style-name="P4"><text:s text:c="4"/>that they should let the workers know </text:p>
      <text:p text:style-name="P4"><text:s text:c="4"/>they support them.</text:p>
      <text:p text:style-name="P4"/>
      <text:p text:style-name="P4">3) Follow “Students For Chartwells</text:p>
      <text:p text:style-name="P4"><text:s text:c="4"/>Workers” on facebook for updates and <text:s text:c="2"/></text:p>
      <text:p text:style-name="P4"><text:s text:c="4"/>opportunities to help!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3 Easy Ways to Help</text:p>
      <text:p text:style-name="P4"/>
      <text:p text:style-name="P4">1) Let workers know you support them!</text:p>
      <text:p text:style-name="P4"><text:s text:c="4"/>Tell them “happy holidays” or “I </text:p>
      <text:p text:style-name="P4"><text:s text:c="4"/>support you” whenever you eat on </text:p>
      <text:p text:style-name="P4"><text:s text:c="4"/>campus.</text:p>
      <text:p text:style-name="P4"/>
      <text:p text:style-name="P4">2) Tell your friends whats going on. Send</text:p>
      <text:p text:style-name="P4"><text:s text:c="4"/>them the Mercury article and tell them </text:p>
      <text:p text:style-name="P4"><text:s text:c="4"/>that they should let the workers know </text:p>
      <text:p text:style-name="P4"><text:s text:c="4"/>they support them.</text:p>
      <text:p text:style-name="P4"/>
      <text:p text:style-name="P4">3) Follow “Students For Chartwells</text:p>
      <text:p text:style-name="P4"><text:s text:c="4"/>Workers” on facebook for updates and <text:s text:c="2"/></text:p>
      <text:p text:style-name="P4"><text:s text:c="4"/>opportunities to help!</text:p>
      <text:p text:style-name="P4"/>
      <text:p text:style-name="P4"/>
      <text:p text:style-name="P4"/>
      <text:p text:style-name="P4"/>
      <text:p text:style-name="P4"/>
      <text:p text:style-name="P2">3 Easy Ways to Help</text:p>
      <text:p text:style-name="P4"/>
      <text:p text:style-name="P4">1) Let workers know you support them!</text:p>
      <text:p text:style-name="P4"><text:s text:c="4"/>Tell them “happy holidays” or “I </text:p>
      <text:p text:style-name="P4"><text:s text:c="4"/>support you” whenever you eat on </text:p>
      <text:p text:style-name="P4"><text:s text:c="4"/>campus.</text:p>
      <text:p text:style-name="P4"/>
      <text:p text:style-name="P4">2) Tell your friends whats going on. Send</text:p>
      <text:p text:style-name="P4"><text:s text:c="4"/>them the Mercury article and tell them </text:p>
      <text:p text:style-name="P4"><text:s text:c="4"/>that they should let the workers know </text:p>
      <text:p text:style-name="P4"><text:s text:c="4"/>they support them.</text:p>
      <text:p text:style-name="P4"/>
      <text:p text:style-name="P4">3) Follow “Students For Chartwells</text:p>
      <text:p text:style-name="P4"><text:s text:c="4"/>Workers” on facebook for updates and <text:s text:c="2"/></text:p>
      <text:p text:style-name="P4"><text:s text:c="4"/>opportunities to help!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3 Easy Ways to Help</text:p>
      <text:p text:style-name="P4"/>
      <text:p text:style-name="P4">1) Let workers know you support them!</text:p>
      <text:p text:style-name="P4"><text:s text:c="4"/>Tell them “happy holidays” or “I </text:p>
      <text:p text:style-name="P4"><text:s text:c="4"/>support you” whenever you eat on </text:p>
      <text:p text:style-name="P4"><text:s text:c="4"/>campus.</text:p>
      <text:p text:style-name="P4"/>
      <text:p text:style-name="P4">2) Tell your friends whats going on. Send</text:p>
      <text:p text:style-name="P4"><text:s text:c="4"/>them the Mercury article and tell them </text:p>
      <text:p text:style-name="P4"><text:s text:c="4"/>that they should let the workers know </text:p>
      <text:p text:style-name="P4"><text:s text:c="4"/>they support them.</text:p>
      <text:p text:style-name="P4"/>
      <text:p text:style-name="P4">3) Follow “Students For Chartwells</text:p>
      <text:p text:style-name="P4"><text:s text:c="4"/>Workers” on facebook for updates and <text:s text:c="2"/></text:p>
      <text:p text:style-name="P4"><text:s text:c="4"/>opportunities to help!</text:p>
      <text:p text:style-name="P5">3 Easy Ways to Help</text:p>
      <text:p text:style-name="P4"/>
      <text:p text:style-name="P4">1) Let workers know you support them!</text:p>
      <text:p text:style-name="P4"><text:s text:c="4"/>Tell them “happy holidays” or “I </text:p>
      <text:p text:style-name="P4"><text:s text:c="4"/>support you” whenever you eat on </text:p>
      <text:p text:style-name="P4"><text:s text:c="4"/>campus.</text:p>
      <text:p text:style-name="P4"/>
      <text:p text:style-name="P4">2) Tell your friends whats going on. Send</text:p>
      <text:p text:style-name="P4"><text:s text:c="4"/>them the Mercury article and tell them </text:p>
      <text:p text:style-name="P4"><text:s text:c="4"/>that they should let the workers know </text:p>
      <text:p text:style-name="P4"><text:s text:c="4"/>they support them.</text:p>
      <text:p text:style-name="P4"/>
      <text:p text:style-name="P4">3) Follow “Students For Chartwells</text:p>
      <text:p text:style-name="P4"><text:s text:c="4"/>Workers” on facebook for updates and <text:s text:c="2"/></text:p>
      <text:p text:style-name="P4"><text:s text:c="4"/>opportunities to help!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3 Easy Ways to Help</text:p>
      <text:p text:style-name="P4"/>
      <text:p text:style-name="P4">1) Let workers know you support them!</text:p>
      <text:p text:style-name="P4"><text:s text:c="4"/>Tell them “happy holidays” or “I </text:p>
      <text:p text:style-name="P4"><text:s text:c="4"/>support you” whenever you eat on </text:p>
      <text:p text:style-name="P4"><text:s text:c="4"/>campus.</text:p>
      <text:p text:style-name="P4"/>
      <text:p text:style-name="P4">2) Tell your friends whats going on. Send</text:p>
      <text:p text:style-name="P4"><text:s text:c="4"/>them the Mercury article and tell them </text:p>
      <text:p text:style-name="P4"><text:s text:c="4"/>that they should let the workers know </text:p>
      <text:p text:style-name="P4"><text:s text:c="4"/>they support them.</text:p>
      <text:p text:style-name="P4"/>
      <text:p text:style-name="P4">3) Follow “Students For Chartwells</text:p>
      <text:p text:style-name="P4"><text:s text:c="4"/>Workers” on facebook for updates and <text:s text:c="2"/></text:p>
      <text:p text:style-name="P4"><text:s text:c="4"/>opportunities to help!</text:p>
      <text:p text:style-name="P4"/>
      <text:p text:style-name="P4"/>
      <text:p text:style-name="P4"/>
      <text:p text:style-name="P4"/>
      <text:p text:style-name="P4"/>
      <text:p text:style-name="P2">3 Easy Ways to Help</text:p>
      <text:p text:style-name="P4"/>
      <text:p text:style-name="P4">1) Let workers know you support them!</text:p>
      <text:p text:style-name="P4"><text:s text:c="4"/>Tell them “happy holidays” or “I </text:p>
      <text:p text:style-name="P4"><text:s text:c="4"/>support you” whenever you eat on </text:p>
      <text:p text:style-name="P4"><text:s text:c="4"/>campus.</text:p>
      <text:p text:style-name="P4"/>
      <text:p text:style-name="P4">2) Tell your friends whats going on. Send</text:p>
      <text:p text:style-name="P4"><text:s text:c="4"/>them the Mercury article and tell them </text:p>
      <text:p text:style-name="P4"><text:s text:c="4"/>that they should let the workers know </text:p>
      <text:p text:style-name="P4"><text:s text:c="4"/>they support them.</text:p>
      <text:p text:style-name="P4"/>
      <text:p text:style-name="P4">3) Follow “Students For Chartwells</text:p>
      <text:p text:style-name="P4"><text:s text:c="4"/>Workers” on facebook for updates and <text:s text:c="2"/></text:p>
      <text:p text:style-name="P4"><text:s text:c="4"/>opportunities to help!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3 Easy Ways to Help</text:p>
      <text:p text:style-name="P4"/>
      <text:p text:style-name="P4">1) Let workers know you support them!</text:p>
      <text:p text:style-name="P4"><text:s text:c="4"/>Tell them “happy holidays” or “I </text:p>
      <text:p text:style-name="P4"><text:s text:c="4"/>support you” whenever you eat on </text:p>
      <text:p text:style-name="P4"><text:s text:c="4"/>campus.</text:p>
      <text:p text:style-name="P4"/>
      <text:p text:style-name="P4">2) Tell your friends whats going on. Send</text:p>
      <text:p text:style-name="P4"><text:s text:c="4"/>them the Mercury article and tell them </text:p>
      <text:p text:style-name="P4"><text:s text:c="4"/>that they should let the workers know </text:p>
      <text:p text:style-name="P4"><text:s text:c="4"/>they support them.</text:p>
      <text:p text:style-name="P4"/>
      <text:p text:style-name="P4">3) Follow “Students For Chartwells</text:p>
      <text:p text:style-name="P4"><text:s text:c="4"/>Workers” on facebook for updates and <text:s text:c="2"/></text:p>
      <text:p text:style-name="P4"><text:s text:c="4"/>opportunities to help!</text:p>
      <text:p text:style-name="P5">3 Easy Ways to Help</text:p>
      <text:p text:style-name="P4"/>
      <text:p text:style-name="P4">1) Let workers know you support them!</text:p>
      <text:p text:style-name="P4"><text:s text:c="4"/>Tell them “happy holidays” or “I </text:p>
      <text:p text:style-name="P4"><text:s text:c="4"/>support you” whenever you eat on </text:p>
      <text:p text:style-name="P4"><text:s text:c="4"/>campus.</text:p>
      <text:p text:style-name="P4"/>
      <text:p text:style-name="P4">2) Tell your friends whats going on. Send</text:p>
      <text:p text:style-name="P4"><text:s text:c="4"/>them the Mercury article and tell them </text:p>
      <text:p text:style-name="P4"><text:s text:c="4"/>that they should let the workers know </text:p>
      <text:p text:style-name="P4"><text:s text:c="4"/>they support them.</text:p>
      <text:p text:style-name="P4"/>
      <text:p text:style-name="P4">3) Follow “Students For Chartwells</text:p>
      <text:p text:style-name="P4"><text:s text:c="4"/>Workers” on facebook for updates and <text:s text:c="2"/></text:p>
      <text:p text:style-name="P4"><text:s text:c="4"/>opportunities to help!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3 Easy Ways to Help</text:p>
      <text:p text:style-name="P4"/>
      <text:p text:style-name="P4">1) Let workers know you support them!</text:p>
      <text:p text:style-name="P4"><text:s text:c="4"/>Tell them “happy holidays” or “I </text:p>
      <text:p text:style-name="P4"><text:s text:c="4"/>support you” whenever you eat on </text:p>
      <text:p text:style-name="P4"><text:s text:c="4"/>campus.</text:p>
      <text:p text:style-name="P4"/>
      <text:p text:style-name="P4">2) Tell your friends whats going on. Send</text:p>
      <text:p text:style-name="P4"><text:s text:c="4"/>them the Mercury article and tell them </text:p>
      <text:p text:style-name="P4"><text:s text:c="4"/>that they should let the workers know </text:p>
      <text:p text:style-name="P4"><text:s text:c="4"/>they support them.</text:p>
      <text:p text:style-name="P4"/>
      <text:p text:style-name="P4">3) Follow “Students For Chartwells</text:p>
      <text:p text:style-name="P4"><text:s text:c="4"/>Workers” on facebook for updates and <text:s text:c="2"/></text:p>
      <text:p text:style-name="P4"><text:s text:c="4"/>opportunities to help!</text:p>
      <text:p text:style-name="P4"/>
      <text:p text:style-name="P4"/>
      <text:p text:style-name="P4"/>
      <text:p text:style-name="P4"/>
      <text:p text:style-name="P4"/>
      <text:p text:style-name="P2">3 Easy Ways to Help</text:p>
      <text:p text:style-name="P4"/>
      <text:p text:style-name="P4">1) Let workers know you support them!</text:p>
      <text:p text:style-name="P4"><text:s text:c="4"/>Tell them “happy holidays” or “I </text:p>
      <text:p text:style-name="P4"><text:s text:c="4"/>support you” whenever you eat on </text:p>
      <text:p text:style-name="P4"><text:s text:c="4"/>campus.</text:p>
      <text:p text:style-name="P4"/>
      <text:p text:style-name="P4">2) Tell your friends whats going on. Send</text:p>
      <text:p text:style-name="P4"><text:s text:c="4"/>them the Mercury article and tell them </text:p>
      <text:p text:style-name="P4"><text:s text:c="4"/>that they should let the workers know </text:p>
      <text:p text:style-name="P4"><text:s text:c="4"/>they support them.</text:p>
      <text:p text:style-name="P4"/>
      <text:p text:style-name="P4">3) Follow “Students For Chartwells</text:p>
      <text:p text:style-name="P4"><text:s text:c="4"/>Workers” on facebook for updates and <text:s text:c="2"/></text:p>
      <text:p text:style-name="P4"><text:s text:c="4"/>opportunities to help!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3 Easy Ways to Help</text:p>
      <text:p text:style-name="P4"/>
      <text:p text:style-name="P4">1) Let workers know you support them!</text:p>
      <text:p text:style-name="P4"><text:s text:c="4"/>Tell them “happy holidays” or “I </text:p>
      <text:p text:style-name="P4"><text:s text:c="4"/>support you” whenever you eat on </text:p>
      <text:p text:style-name="P4"><text:s text:c="4"/>campus.</text:p>
      <text:p text:style-name="P4"/>
      <text:p text:style-name="P4">2) Tell your friends whats going on. Send</text:p>
      <text:p text:style-name="P4"><text:s text:c="4"/>them the Mercury article and tell them </text:p>
      <text:p text:style-name="P4"><text:s text:c="4"/>that they should let the workers know </text:p>
      <text:p text:style-name="P4"><text:s text:c="4"/>they support them.</text:p>
      <text:p text:style-name="P4"/>
      <text:p text:style-name="P4">3) Follow “Students For Chartwells</text:p>
      <text:p text:style-name="P4"><text:s text:c="4"/>Workers” on facebook for updates and <text:s text:c="2"/></text:p>
      <text:p text:style-name="P4"><text:s text:c="4"/>opportunities to help!</text:p>
      <text:p text:style-name="P5">3 Easy Ways to Help</text:p>
      <text:p text:style-name="P4"/>
      <text:p text:style-name="P4">1) Let workers know you support them!</text:p>
      <text:p text:style-name="P4"><text:s text:c="4"/>Tell them “happy holidays” or “I </text:p>
      <text:p text:style-name="P4"><text:s text:c="4"/>support you” whenever you eat on </text:p>
      <text:p text:style-name="P4"><text:s text:c="4"/>campus.</text:p>
      <text:p text:style-name="P4"/>
      <text:p text:style-name="P4">2) Tell your friends whats going on. Send</text:p>
      <text:p text:style-name="P4"><text:s text:c="4"/>them the Mercury article and tell them </text:p>
      <text:p text:style-name="P4"><text:s text:c="4"/>that they should let the workers know </text:p>
      <text:p text:style-name="P4"><text:s text:c="4"/>they support them.</text:p>
      <text:p text:style-name="P4"/>
      <text:p text:style-name="P4">3) Follow “Students For Chartwells</text:p>
      <text:p text:style-name="P4"><text:s text:c="4"/>Workers” on facebook for updates and <text:s text:c="2"/></text:p>
      <text:p text:style-name="P4"><text:s text:c="4"/>opportunities to help!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3 Easy Ways to Help</text:p>
      <text:p text:style-name="P4"/>
      <text:p text:style-name="P4">1) Let workers know you support them!</text:p>
      <text:p text:style-name="P4"><text:s text:c="4"/>Tell them “happy holidays” or “I </text:p>
      <text:p text:style-name="P4"><text:s text:c="4"/>support you” whenever you eat on </text:p>
      <text:p text:style-name="P4"><text:s text:c="4"/>campus.</text:p>
      <text:p text:style-name="P4"/>
      <text:p text:style-name="P4">2) Tell your friends whats going on. Send</text:p>
      <text:p text:style-name="P4"><text:s text:c="4"/>them the Mercury article and tell them </text:p>
      <text:p text:style-name="P4"><text:s text:c="4"/>that they should let the workers know </text:p>
      <text:p text:style-name="P4"><text:s text:c="4"/>they support them.</text:p>
      <text:p text:style-name="P4"/>
      <text:p text:style-name="P4">3) Follow “Students For Chartwells</text:p>
      <text:p text:style-name="P4"><text:s text:c="4"/>Workers” on facebook for updates and <text:s text:c="2"/></text:p>
      <text:p text:style-name="P4"><text:s text:c="4"/>opportunities to help!</text:p>
      <text:p text:style-name="P4"/>
      <text:p text:style-name="P4"/>
      <text:p text:style-name="P4"/>
      <text:p text:style-name="P4"/>
      <text:p text:style-name="P4"/>
      <text:p text:style-name="P2">3 Easy Ways to Help</text:p>
      <text:p text:style-name="P4"/>
      <text:p text:style-name="P4">1) Let workers know you support them!</text:p>
      <text:p text:style-name="P4"><text:s text:c="4"/>Tell them “happy holidays” or “I </text:p>
      <text:p text:style-name="P4"><text:s text:c="4"/>support you” whenever you eat on </text:p>
      <text:p text:style-name="P4"><text:s text:c="4"/>campus.</text:p>
      <text:p text:style-name="P4"/>
      <text:p text:style-name="P4">2) Tell your friends whats going on. Send</text:p>
      <text:p text:style-name="P4"><text:s text:c="4"/>them the Mercury article and tell them </text:p>
      <text:p text:style-name="P4"><text:s text:c="4"/>that they should let the workers know </text:p>
      <text:p text:style-name="P4"><text:s text:c="4"/>they support them.</text:p>
      <text:p text:style-name="P4"/>
      <text:p text:style-name="P4">3) Follow “Students For Chartwells</text:p>
      <text:p text:style-name="P4"><text:s text:c="4"/>Workers” on facebook for updates and <text:s text:c="2"/></text:p>
      <text:p text:style-name="P4"><text:s text:c="4"/>opportunities to help!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3 Easy Ways to Help</text:p>
      <text:p text:style-name="P4"/>
      <text:p text:style-name="P4">1) Let workers know you support them!</text:p>
      <text:p text:style-name="P4"><text:s text:c="4"/>Tell them “happy holidays” or “I </text:p>
      <text:p text:style-name="P4"><text:s text:c="4"/>support you” whenever you eat on </text:p>
      <text:p text:style-name="P4"><text:s text:c="4"/>campus.</text:p>
      <text:p text:style-name="P4"/>
      <text:p text:style-name="P4">2) Tell your friends whats going on. Send</text:p>
      <text:p text:style-name="P4"><text:s text:c="4"/>them the Mercury article and tell them </text:p>
      <text:p text:style-name="P4"><text:s text:c="4"/>that they should let the workers know </text:p>
      <text:p text:style-name="P4"><text:s text:c="4"/>they support them.</text:p>
      <text:p text:style-name="P4"/>
      <text:p text:style-name="P4">3) Follow “Students For Chartwells</text:p>
      <text:p text:style-name="P4"><text:s text:c="4"/>Workers” on facebook for updates and <text:s text:c="2"/></text:p>
      <text:p text:style-name="P4"><text:s text:c="4"/>opportunities to help!</text:p>
      <text:p text:style-name="P5">3 Easy Ways to Help</text:p>
      <text:p text:style-name="P4"/>
      <text:p text:style-name="P4">1) Let workers know you support them!</text:p>
      <text:p text:style-name="P4"><text:s text:c="4"/>Tell them “happy holidays” or “I </text:p>
      <text:p text:style-name="P4"><text:s text:c="4"/>support you” whenever you eat on </text:p>
      <text:p text:style-name="P4"><text:s text:c="4"/>campus.</text:p>
      <text:p text:style-name="P4"/>
      <text:p text:style-name="P4">2) Tell your friends whats going on. Send</text:p>
      <text:p text:style-name="P4"><text:s text:c="4"/>them the Mercury article and tell them </text:p>
      <text:p text:style-name="P4"><text:s text:c="4"/>that they should let the workers know </text:p>
      <text:p text:style-name="P4"><text:s text:c="4"/>they support them.</text:p>
      <text:p text:style-name="P4"/>
      <text:p text:style-name="P4">3) Follow “Students For Chartwells</text:p>
      <text:p text:style-name="P4"><text:s text:c="4"/>Workers” on facebook for updates and <text:s text:c="2"/></text:p>
      <text:p text:style-name="P4"><text:s text:c="4"/>opportunities to help!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3 Easy Ways to Help</text:p>
      <text:p text:style-name="P4"/>
      <text:p text:style-name="P4">1) Let workers know you support them!</text:p>
      <text:p text:style-name="P4"><text:s text:c="4"/>Tell them “happy holidays” or “I </text:p>
      <text:p text:style-name="P4"><text:s text:c="4"/>support you” whenever you eat on </text:p>
      <text:p text:style-name="P4"><text:s text:c="4"/>campus.</text:p>
      <text:p text:style-name="P4"/>
      <text:p text:style-name="P4">2) Tell your friends whats going on. Send</text:p>
      <text:p text:style-name="P4"><text:s text:c="4"/>them the Mercury article and tell them </text:p>
      <text:p text:style-name="P4"><text:s text:c="4"/>that they should let the workers know </text:p>
      <text:p text:style-name="P4"><text:s text:c="4"/>they support them.</text:p>
      <text:p text:style-name="P4"/>
      <text:p text:style-name="P4">3) Follow “Students For Chartwells</text:p>
      <text:p text:style-name="P4"><text:s text:c="4"/>Workers” on facebook for updates and <text:s text:c="2"/></text:p>
      <text:p text:style-name="P4"><text:s text:c="4"/>opportunities to help!</text:p>
      <text:p text:style-name="P4"/>
      <text:p text:style-name="P4"/>
      <text:p text:style-name="P4"/>
      <text:p text:style-name="P4"/>
      <text:p text:style-name="P4"/>
      <text:p text:style-name="P2">3 Easy Ways to Help</text:p>
      <text:p text:style-name="P4"/>
      <text:p text:style-name="P4">1) Let workers know you support them!</text:p>
      <text:p text:style-name="P4"><text:s text:c="4"/>Tell them “happy holidays” or “I </text:p>
      <text:p text:style-name="P4"><text:s text:c="4"/>support you” whenever you eat on </text:p>
      <text:p text:style-name="P4"><text:s text:c="4"/>campus.</text:p>
      <text:p text:style-name="P4"/>
      <text:p text:style-name="P4">2) Tell your friends whats going on. Send</text:p>
      <text:p text:style-name="P4"><text:s text:c="4"/>them the Mercury article and tell them </text:p>
      <text:p text:style-name="P4"><text:s text:c="4"/>that they should let the workers know </text:p>
      <text:p text:style-name="P4"><text:s text:c="4"/>they support them.</text:p>
      <text:p text:style-name="P4"/>
      <text:p text:style-name="P4">3) Follow “Students For Chartwells</text:p>
      <text:p text:style-name="P4"><text:s text:c="4"/>Workers” on facebook for updates and <text:s text:c="2"/></text:p>
      <text:p text:style-name="P4"><text:s text:c="4"/>opportunities to help!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3 Easy Ways to Help</text:p>
      <text:p text:style-name="P4"/>
      <text:p text:style-name="P4">1) Let workers know you support them!</text:p>
      <text:p text:style-name="P4"><text:s text:c="4"/>Tell them “happy holidays” or “I </text:p>
      <text:p text:style-name="P4"><text:s text:c="4"/>support you” whenever you eat on </text:p>
      <text:p text:style-name="P4"><text:s text:c="4"/>campus.</text:p>
      <text:p text:style-name="P4"/>
      <text:p text:style-name="P4">2) Tell your friends whats going on. Send</text:p>
      <text:p text:style-name="P4"><text:s text:c="4"/>them the Mercury article and tell them </text:p>
      <text:p text:style-name="P4"><text:s text:c="4"/>that they should let the workers know </text:p>
      <text:p text:style-name="P4"><text:s text:c="4"/>they support them.</text:p>
      <text:p text:style-name="P4"/>
      <text:p text:style-name="P4">3) Follow “Students For Chartwells</text:p>
      <text:p text:style-name="P4"><text:s text:c="4"/>Workers” on facebook for updates and <text:s text:c="2"/></text:p>
      <text:p text:style-name="P4"><text:s text:c="4"/>opportunities to help!</text:p>
      <text:p text:style-name="P5">3 Easy Ways to Help</text:p>
      <text:p text:style-name="P4"/>
      <text:p text:style-name="P4">1) Let workers know you support them!</text:p>
      <text:p text:style-name="P4"><text:s text:c="4"/>Tell them “happy holidays” or “I </text:p>
      <text:p text:style-name="P4"><text:s text:c="4"/>support you” whenever you eat on </text:p>
      <text:p text:style-name="P4"><text:s text:c="4"/>campus.</text:p>
      <text:p text:style-name="P4"/>
      <text:p text:style-name="P4">2) Tell your friends whats going on. Send</text:p>
      <text:p text:style-name="P4"><text:s text:c="4"/>them the Mercury article and tell them </text:p>
      <text:p text:style-name="P4"><text:s text:c="4"/>that they should let the workers know </text:p>
      <text:p text:style-name="P4"><text:s text:c="4"/>they support them.</text:p>
      <text:p text:style-name="P4"/>
      <text:p text:style-name="P4">3) Follow “Students For Chartwells</text:p>
      <text:p text:style-name="P4"><text:s text:c="4"/>Workers” on facebook for updates and <text:s text:c="2"/></text:p>
      <text:p text:style-name="P4"><text:s text:c="4"/>opportunities to help!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3 Easy Ways to Help</text:p>
      <text:p text:style-name="P4"/>
      <text:p text:style-name="P4">1) Let workers know you support them!</text:p>
      <text:p text:style-name="P4"><text:s text:c="4"/>Tell them “happy holidays” or “I </text:p>
      <text:p text:style-name="P4"><text:s text:c="4"/>support you” whenever you eat on </text:p>
      <text:p text:style-name="P4"><text:s text:c="4"/>campus.</text:p>
      <text:p text:style-name="P4"/>
      <text:p text:style-name="P4">2) Tell your friends whats going on. Send</text:p>
      <text:p text:style-name="P4"><text:s text:c="4"/>them the Mercury article and tell them </text:p>
      <text:p text:style-name="P4"><text:s text:c="4"/>that they should let the workers know </text:p>
      <text:p text:style-name="P4"><text:s text:c="4"/>they support them.</text:p>
      <text:p text:style-name="P4"/>
      <text:p text:style-name="P4">3) Follow “Students For Chartwells</text:p>
      <text:p text:style-name="P4"><text:s text:c="4"/>Workers” on facebook for updates and <text:s text:c="2"/></text:p>
      <text:p text:style-name="P4"><text:s text:c="4"/>opportunities to help!</text:p>
      <text:p text:style-name="P4"/>
      <text:p text:style-name="P4"/>
      <text:p text:style-name="P4"/>
      <text:p text:style-name="P4"/>
      <text:p text:style-name="P4"/>
      <text:p text:style-name="P2">3 Easy Ways to Help</text:p>
      <text:p text:style-name="P4"/>
      <text:p text:style-name="P4">1) Let workers know you support them!</text:p>
      <text:p text:style-name="P4"><text:s text:c="4"/>Tell them “happy holidays” or “I </text:p>
      <text:p text:style-name="P4"><text:s text:c="4"/>support you” whenever you eat on </text:p>
      <text:p text:style-name="P4"><text:s text:c="4"/>campus.</text:p>
      <text:p text:style-name="P4"/>
      <text:p text:style-name="P4">2) Tell your friends whats going on. Send</text:p>
      <text:p text:style-name="P4"><text:s text:c="4"/>them the Mercury article and tell them </text:p>
      <text:p text:style-name="P4"><text:s text:c="4"/>that they should let the workers know </text:p>
      <text:p text:style-name="P4"><text:s text:c="4"/>they support them.</text:p>
      <text:p text:style-name="P4"/>
      <text:p text:style-name="P4">3) Follow “Students For Chartwells</text:p>
      <text:p text:style-name="P4"><text:s text:c="4"/>Workers” on facebook for updates and <text:s text:c="2"/></text:p>
      <text:p text:style-name="P4"><text:s text:c="4"/>opportunities to help!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3 Easy Ways to Help</text:p>
      <text:p text:style-name="P4"/>
      <text:p text:style-name="P4">1) Let workers know you support them!</text:p>
      <text:p text:style-name="P4"><text:s text:c="4"/>Tell them “happy holidays” or “I </text:p>
      <text:p text:style-name="P4"><text:s text:c="4"/>support you” whenever you eat on </text:p>
      <text:p text:style-name="P4"><text:s text:c="4"/>campus.</text:p>
      <text:p text:style-name="P4"/>
      <text:p text:style-name="P4">2) Tell your friends whats going on. Send</text:p>
      <text:p text:style-name="P4"><text:s text:c="4"/>them the Mercury article and tell them </text:p>
      <text:p text:style-name="P4"><text:s text:c="4"/>that they should let the workers know </text:p>
      <text:p text:style-name="P4"><text:s text:c="4"/>they support them.</text:p>
      <text:p text:style-name="P4"/>
      <text:p text:style-name="P4">3) Follow “Students For Chartwells</text:p>
      <text:p text:style-name="P4"><text:s text:c="4"/>Workers” on facebook for updates and <text:s text:c="2"/></text:p>
      <text:p text:style-name="P4"><text:s text:c="4"/>opportunities to help!</text:p>
      <text:p text:style-name="P5">3 Easy Ways to Help</text:p>
      <text:p text:style-name="P4"/>
      <text:p text:style-name="P4">1) Let workers know you support them!</text:p>
      <text:p text:style-name="P4"><text:s text:c="4"/>Tell them “happy holidays” or “I </text:p>
      <text:p text:style-name="P4"><text:s text:c="4"/>support you” whenever you eat on </text:p>
      <text:p text:style-name="P4"><text:s text:c="4"/>campus.</text:p>
      <text:p text:style-name="P4"/>
      <text:p text:style-name="P4">2) Tell your friends whats going on. Send</text:p>
      <text:p text:style-name="P4"><text:s text:c="4"/>them the Mercury article and tell them </text:p>
      <text:p text:style-name="P4"><text:s text:c="4"/>that they should let the workers know </text:p>
      <text:p text:style-name="P4"><text:s text:c="4"/>they support them.</text:p>
      <text:p text:style-name="P4"/>
      <text:p text:style-name="P4">3) Follow “Students For Chartwells</text:p>
      <text:p text:style-name="P4"><text:s text:c="4"/>Workers” on facebook for updates and <text:s text:c="2"/></text:p>
      <text:p text:style-name="P4"><text:s text:c="4"/>opportunities to help!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3 Easy Ways to Help</text:p>
      <text:p text:style-name="P4"/>
      <text:p text:style-name="P4">1) Let workers know you support them!</text:p>
      <text:p text:style-name="P4"><text:s text:c="4"/>Tell them “happy holidays” or “I </text:p>
      <text:p text:style-name="P4"><text:s text:c="4"/>support you” whenever you eat on </text:p>
      <text:p text:style-name="P4"><text:s text:c="4"/>campus.</text:p>
      <text:p text:style-name="P4"/>
      <text:p text:style-name="P4">2) Tell your friends whats going on. Send</text:p>
      <text:p text:style-name="P4"><text:s text:c="4"/>them the Mercury article and tell them </text:p>
      <text:p text:style-name="P4"><text:s text:c="4"/>that they should let the workers know </text:p>
      <text:p text:style-name="P4"><text:s text:c="4"/>they support them.</text:p>
      <text:p text:style-name="P4"/>
      <text:p text:style-name="P4">3) Follow “Students For Chartwells</text:p>
      <text:p text:style-name="P4"><text:s text:c="4"/>Workers” on facebook for updates and <text:s text:c="2"/></text:p>
      <text:p text:style-name="P4"><text:s text:c="4"/>opportunities to help!</text:p>
      <text:p text:style-name="P4"/>
      <text:p text:style-name="P4"/>
      <text:p text:style-name="P4"/>
      <text:p text:style-name="P4"/>
      <text:p text:style-name="P4"/>
      <text:p text:style-name="P2">3 Easy Ways to Help</text:p>
      <text:p text:style-name="P4"/>
      <text:p text:style-name="P4">1) Let workers know you support them!</text:p>
      <text:p text:style-name="P4"><text:s text:c="4"/>Tell them “happy holidays” or “I </text:p>
      <text:p text:style-name="P4"><text:s text:c="4"/>support you” whenever you eat on </text:p>
      <text:p text:style-name="P4"><text:s text:c="4"/>campus.</text:p>
      <text:p text:style-name="P4"/>
      <text:p text:style-name="P4">2) Tell your friends whats going on. Send</text:p>
      <text:p text:style-name="P4"><text:s text:c="4"/>them the Mercury article and tell them </text:p>
      <text:p text:style-name="P4"><text:s text:c="4"/>that they should let the workers know </text:p>
      <text:p text:style-name="P4"><text:s text:c="4"/>they support them.</text:p>
      <text:p text:style-name="P4"/>
      <text:p text:style-name="P4">3) Follow “Students For Chartwells</text:p>
      <text:p text:style-name="P4"><text:s text:c="4"/>Workers” on facebook for updates and <text:s text:c="2"/></text:p>
      <text:p text:style-name="P4"><text:s text:c="4"/>opportunities to help!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3 Easy Ways to Help</text:p>
      <text:p text:style-name="P4"/>
      <text:p text:style-name="P4">1) Let workers know you support them!</text:p>
      <text:p text:style-name="P4"><text:s text:c="4"/>Tell them “happy holidays” or “I </text:p>
      <text:p text:style-name="P4"><text:s text:c="4"/>support you” whenever you eat on </text:p>
      <text:p text:style-name="P4"><text:s text:c="4"/>campus.</text:p>
      <text:p text:style-name="P4"/>
      <text:p text:style-name="P4">2) Tell your friends whats going on. Send</text:p>
      <text:p text:style-name="P4"><text:s text:c="4"/>them the Mercury article and tell them </text:p>
      <text:p text:style-name="P4"><text:s text:c="4"/>that they should let the workers know </text:p>
      <text:p text:style-name="P4"><text:s text:c="4"/>they support them.</text:p>
      <text:p text:style-name="P4"/>
      <text:p text:style-name="P4">3) Follow “Students For Chartwells</text:p>
      <text:p text:style-name="P4"><text:s text:c="4"/>Workers” on facebook for updates and <text:s text:c="2"/></text:p>
      <text:p text:style-name="P4"><text:s text:c="4"/>opportunities to help!</text:p>
      <text:p text:style-name="P5">3 Easy Ways to Help</text:p>
      <text:p text:style-name="P4"/>
      <text:p text:style-name="P4">1) Let workers know you support them!</text:p>
      <text:p text:style-name="P4"><text:s text:c="4"/>Tell them “happy holidays” or “I </text:p>
      <text:p text:style-name="P4"><text:s text:c="4"/>support you” whenever you eat on </text:p>
      <text:p text:style-name="P4"><text:s text:c="4"/>campus.</text:p>
      <text:p text:style-name="P4"/>
      <text:p text:style-name="P4">2) Tell your friends whats going on. Send</text:p>
      <text:p text:style-name="P4"><text:s text:c="4"/>them the Mercury article and tell them </text:p>
      <text:p text:style-name="P4"><text:s text:c="4"/>that they should let the workers know </text:p>
      <text:p text:style-name="P4"><text:s text:c="4"/>they support them.</text:p>
      <text:p text:style-name="P4"/>
      <text:p text:style-name="P4">3) Follow “Students For Chartwells</text:p>
      <text:p text:style-name="P4"><text:s text:c="4"/>Workers” on facebook for updates and <text:s text:c="2"/></text:p>
      <text:p text:style-name="P4"><text:s text:c="4"/>opportunities to help!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3 Easy Ways to Help</text:p>
      <text:p text:style-name="P4"/>
      <text:p text:style-name="P4">1) Let workers know you support them!</text:p>
      <text:p text:style-name="P4"><text:s text:c="4"/>Tell them “happy holidays” or “I </text:p>
      <text:p text:style-name="P4"><text:s text:c="4"/>support you” whenever you eat on </text:p>
      <text:p text:style-name="P4"><text:s text:c="4"/>campus.</text:p>
      <text:p text:style-name="P4"/>
      <text:p text:style-name="P4">2) Tell your friends whats going on. Send</text:p>
      <text:p text:style-name="P4"><text:s text:c="4"/>them the Mercury article and tell them </text:p>
      <text:p text:style-name="P4"><text:s text:c="4"/>that they should let the workers know </text:p>
      <text:p text:style-name="P4"><text:s text:c="4"/>they support them.</text:p>
      <text:p text:style-name="P4"/>
      <text:p text:style-name="P4">3) Follow “Students For Chartwells</text:p>
      <text:p text:style-name="P4"><text:s text:c="4"/>Workers” on facebook for updates and <text:s text:c="2"/></text:p>
      <text:p text:style-name="P4"><text:s text:c="4"/>opportunities to help!</text:p>
      <text:p text:style-name="P4"/>
      <text:p text:style-name="P4"/>
      <text:p text:style-name="P4"/>
      <text:p text:style-name="P4"/>
      <text:p text:style-name="P4"/>
      <text:p text:style-name="P2">3 Easy Ways to Help</text:p>
      <text:p text:style-name="P4"/>
      <text:p text:style-name="P4">1) Let workers know you support them!</text:p>
      <text:p text:style-name="P4"><text:s text:c="4"/>Tell them “happy holidays” or “I </text:p>
      <text:p text:style-name="P4"><text:s text:c="4"/>support you” whenever you eat on </text:p>
      <text:p text:style-name="P4"><text:s text:c="4"/>campus.</text:p>
      <text:p text:style-name="P4"/>
      <text:p text:style-name="P4">2) Tell your friends whats going on. Send</text:p>
      <text:p text:style-name="P4"><text:s text:c="4"/>them the Mercury article and tell them </text:p>
      <text:p text:style-name="P4"><text:s text:c="4"/>that they should let the workers know </text:p>
      <text:p text:style-name="P4"><text:s text:c="4"/>they support them.</text:p>
      <text:p text:style-name="P4"/>
      <text:p text:style-name="P4">3) Follow “Students For Chartwells</text:p>
      <text:p text:style-name="P4"><text:s text:c="4"/>Workers” on facebook for updates and <text:s text:c="2"/></text:p>
      <text:p text:style-name="P4"><text:s text:c="4"/>opportunities to help!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3 Easy Ways to Help</text:p>
      <text:p text:style-name="P4"/>
      <text:p text:style-name="P4">1) Let workers know you support them!</text:p>
      <text:p text:style-name="P4"><text:s text:c="4"/>Tell them “happy holidays” or “I </text:p>
      <text:p text:style-name="P4"><text:s text:c="4"/>support you” whenever you eat on </text:p>
      <text:p text:style-name="P4"><text:s text:c="4"/>campus.</text:p>
      <text:p text:style-name="P4"/>
      <text:p text:style-name="P4">2) Tell your friends whats going on. Send</text:p>
      <text:p text:style-name="P4"><text:s text:c="4"/>them the Mercury article and tell them </text:p>
      <text:p text:style-name="P4"><text:s text:c="4"/>that they should let the workers know </text:p>
      <text:p text:style-name="P4"><text:s text:c="4"/>they support them.</text:p>
      <text:p text:style-name="P4"/>
      <text:p text:style-name="P4">3) Follow “Students For Chartwells</text:p>
      <text:p text:style-name="P4"><text:s text:c="4"/>Workers” on facebook for updates and <text:s text:c="2"/></text:p>
      <text:p text:style-name="P4"><text:s text:c="4"/>opportunities to help!</text:p>
      <text:p text:style-name="P5">3 Easy Ways to Help</text:p>
      <text:p text:style-name="P4"/>
      <text:p text:style-name="P4">1) Let workers know you support them!</text:p>
      <text:p text:style-name="P4"><text:s text:c="4"/>Tell them “happy holidays” or “I </text:p>
      <text:p text:style-name="P4"><text:s text:c="4"/>support you” whenever you eat on </text:p>
      <text:p text:style-name="P4"><text:s text:c="4"/>campus.</text:p>
      <text:p text:style-name="P4"/>
      <text:p text:style-name="P4">2) Tell your friends whats going on. Send</text:p>
      <text:p text:style-name="P4"><text:s text:c="4"/>them the Mercury article and tell them </text:p>
      <text:p text:style-name="P4"><text:s text:c="4"/>that they should let the workers know </text:p>
      <text:p text:style-name="P4"><text:s text:c="4"/>they support them.</text:p>
      <text:p text:style-name="P4"/>
      <text:p text:style-name="P4">3) Follow “Students For Chartwells</text:p>
      <text:p text:style-name="P4"><text:s text:c="4"/>Workers” on facebook for updates and <text:s text:c="2"/></text:p>
      <text:p text:style-name="P4"><text:s text:c="4"/>opportunities to help!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3 Easy Ways to Help</text:p>
      <text:p text:style-name="P4"/>
      <text:p text:style-name="P4">1) Let workers know you support them!</text:p>
      <text:p text:style-name="P4"><text:s text:c="4"/>Tell them “happy holidays” or “I </text:p>
      <text:p text:style-name="P4"><text:s text:c="4"/>support you” whenever you eat on </text:p>
      <text:p text:style-name="P4"><text:s text:c="4"/>campus.</text:p>
      <text:p text:style-name="P4"/>
      <text:p text:style-name="P4">2) Tell your friends whats going on. Send</text:p>
      <text:p text:style-name="P4"><text:s text:c="4"/>them the Mercury article and tell them </text:p>
      <text:p text:style-name="P4"><text:s text:c="4"/>that they should let the workers know </text:p>
      <text:p text:style-name="P4"><text:s text:c="4"/>they support them.</text:p>
      <text:p text:style-name="P4"/>
      <text:p text:style-name="P4">3) Follow “Students For Chartwells</text:p>
      <text:p text:style-name="P4"><text:s text:c="4"/>Workers” on facebook for updates and <text:s text:c="2"/></text:p>
      <text:p text:style-name="P4"><text:s text:c="4"/>opportunities to help!</text:p>
      <text:p text:style-name="P4"/>
      <text:p text:style-name="P4"/>
      <text:p text:style-name="P4"/>
      <text:p text:style-name="P4"/>
      <text:p text:style-name="P4"/>
      <text:p text:style-name="P2">3 Easy Ways to Help</text:p>
      <text:p text:style-name="P4"/>
      <text:p text:style-name="P4">1) Let workers know you support them!</text:p>
      <text:p text:style-name="P4"><text:s text:c="4"/>Tell them “happy holidays” or “I </text:p>
      <text:p text:style-name="P4"><text:s text:c="4"/>support you” whenever you eat on </text:p>
      <text:p text:style-name="P4"><text:s text:c="4"/>campus.</text:p>
      <text:p text:style-name="P4"/>
      <text:p text:style-name="P4">2) Tell your friends whats going on. Send</text:p>
      <text:p text:style-name="P4"><text:s text:c="4"/>them the Mercury article and tell them </text:p>
      <text:p text:style-name="P4"><text:s text:c="4"/>that they should let the workers know </text:p>
      <text:p text:style-name="P4"><text:s text:c="4"/>they support them.</text:p>
      <text:p text:style-name="P4"/>
      <text:p text:style-name="P4">3) Follow “Students For Chartwells</text:p>
      <text:p text:style-name="P4"><text:s text:c="4"/>Workers” on facebook for updates and <text:s text:c="2"/></text:p>
      <text:p text:style-name="P4"><text:s text:c="4"/>opportunities to help!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3 Easy Ways to Help</text:p>
      <text:p text:style-name="P4"/>
      <text:p text:style-name="P4">1) Let workers know you support them!</text:p>
      <text:p text:style-name="P4"><text:s text:c="4"/>Tell them “happy holidays” or “I </text:p>
      <text:p text:style-name="P4"><text:s text:c="4"/>support you” whenever you eat on </text:p>
      <text:p text:style-name="P4"><text:s text:c="4"/>campus.</text:p>
      <text:p text:style-name="P4"/>
      <text:p text:style-name="P4">2) Tell your friends whats going on. Send</text:p>
      <text:p text:style-name="P4"><text:s text:c="4"/>them the Mercury article and tell them </text:p>
      <text:p text:style-name="P4"><text:s text:c="4"/>that they should let the workers know </text:p>
      <text:p text:style-name="P4"><text:s text:c="4"/>they support them.</text:p>
      <text:p text:style-name="P4"/>
      <text:p text:style-name="P4">3) Follow “Students For Chartwells</text:p>
      <text:p text:style-name="P4"><text:s text:c="4"/>Workers” on facebook for updates and <text:s text:c="2"/></text:p>
      <text:p text:style-name="P4"><text:s text:c="4"/>opportunities to help!</text:p>
      <text:p text:style-name="P5">3 Easy Ways to Help</text:p>
      <text:p text:style-name="P4"/>
      <text:p text:style-name="P4">1) Let workers know you support them!</text:p>
      <text:p text:style-name="P4"><text:s text:c="4"/>Tell them “happy holidays” or “I </text:p>
      <text:p text:style-name="P4"><text:s text:c="4"/>support you” whenever you eat on </text:p>
      <text:p text:style-name="P4"><text:s text:c="4"/>campus.</text:p>
      <text:p text:style-name="P4"/>
      <text:p text:style-name="P4">2) Tell your friends whats going on. Send</text:p>
      <text:p text:style-name="P4"><text:s text:c="4"/>them the Mercury article and tell them </text:p>
      <text:p text:style-name="P4"><text:s text:c="4"/>that they should let the workers know </text:p>
      <text:p text:style-name="P4"><text:s text:c="4"/>they support them.</text:p>
      <text:p text:style-name="P4"/>
      <text:p text:style-name="P4">3) Follow “Students For Chartwells</text:p>
      <text:p text:style-name="P4"><text:s text:c="4"/>Workers” on facebook for updates and <text:s text:c="2"/></text:p>
      <text:p text:style-name="P4"><text:s text:c="4"/>opportunities to help!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3 Easy Ways to Help</text:p>
      <text:p text:style-name="P4"/>
      <text:p text:style-name="P4">1) Let workers know you support them!</text:p>
      <text:p text:style-name="P4"><text:s text:c="4"/>Tell them “happy holidays” or “I </text:p>
      <text:p text:style-name="P4"><text:s text:c="4"/>support you” whenever you eat on </text:p>
      <text:p text:style-name="P4"><text:s text:c="4"/>campus.</text:p>
      <text:p text:style-name="P4"/>
      <text:p text:style-name="P4">2) Tell your friends whats going on. Send</text:p>
      <text:p text:style-name="P4"><text:s text:c="4"/>them the Mercury article and tell them </text:p>
      <text:p text:style-name="P4"><text:s text:c="4"/>that they should let the workers know </text:p>
      <text:p text:style-name="P4"><text:s text:c="4"/>they support them.</text:p>
      <text:p text:style-name="P4"/>
      <text:p text:style-name="P4">3) Follow “Students For Chartwells</text:p>
      <text:p text:style-name="P4"><text:s text:c="4"/>Workers” on facebook for updates and <text:s text:c="2"/></text:p>
      <text:p text:style-name="P4"><text:s text:c="4"/>opportunities to help!</text:p>
      <text:p text:style-name="P4"/>
      <text:p text:style-name="P4"/>
      <text:p text:style-name="P4"/>
      <text:p text:style-name="P4"/>
      <text:p text:style-name="P4"/>
      <text:p text:style-name="P2">3 Easy Ways to Help</text:p>
      <text:p text:style-name="P4"/>
      <text:p text:style-name="P4">1) Let workers know you support them!</text:p>
      <text:p text:style-name="P4"><text:s text:c="4"/>Tell them “happy holidays” or “I </text:p>
      <text:p text:style-name="P4"><text:s text:c="4"/>support you” whenever you eat on </text:p>
      <text:p text:style-name="P4"><text:s text:c="4"/>campus.</text:p>
      <text:p text:style-name="P4"/>
      <text:p text:style-name="P4">2) Tell your friends whats going on. Send</text:p>
      <text:p text:style-name="P4"><text:s text:c="4"/>them the Mercury article and tell them </text:p>
      <text:p text:style-name="P4"><text:s text:c="4"/>that they should let the workers know </text:p>
      <text:p text:style-name="P4"><text:s text:c="4"/>they support them.</text:p>
      <text:p text:style-name="P4"/>
      <text:p text:style-name="P4">3) Follow “Students For Chartwells</text:p>
      <text:p text:style-name="P4"><text:s text:c="4"/>Workers” on facebook for updates and <text:s text:c="2"/></text:p>
      <text:p text:style-name="P4"><text:s text:c="4"/>opportunities to help!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3 Easy Ways to Help</text:p>
      <text:p text:style-name="P4"/>
      <text:p text:style-name="P4">1) Let workers know you support them!</text:p>
      <text:p text:style-name="P4"><text:s text:c="4"/>Tell them “happy holidays” or “I </text:p>
      <text:p text:style-name="P4"><text:s text:c="4"/>support you” whenever you eat on </text:p>
      <text:p text:style-name="P4"><text:s text:c="4"/>campus.</text:p>
      <text:p text:style-name="P4"/>
      <text:p text:style-name="P4">2) Tell your friends whats going on. Send</text:p>
      <text:p text:style-name="P4"><text:s text:c="4"/>them the Mercury article and tell them </text:p>
      <text:p text:style-name="P4"><text:s text:c="4"/>that they should let the workers know </text:p>
      <text:p text:style-name="P4"><text:s text:c="4"/>they support them.</text:p>
      <text:p text:style-name="P4"/>
      <text:p text:style-name="P4">3) Follow “Students For Chartwells</text:p>
      <text:p text:style-name="P4"><text:s text:c="4"/>Workers” on facebook for updates and <text:s text:c="2"/></text:p>
      <text:p text:style-name="P4"><text:s text:c="4"/>opportunities to help!</text:p>
      <text:p text:style-name="P5">3 Easy Ways to Help</text:p>
      <text:p text:style-name="P4"/>
      <text:p text:style-name="P4">1) Let workers know you support them!</text:p>
      <text:p text:style-name="P4"><text:s text:c="4"/>Tell them “happy holidays” or “I </text:p>
      <text:p text:style-name="P4"><text:s text:c="4"/>support you” whenever you eat on </text:p>
      <text:p text:style-name="P4"><text:s text:c="4"/>campus.</text:p>
      <text:p text:style-name="P4"/>
      <text:p text:style-name="P4">2) Tell your friends whats going on. Send</text:p>
      <text:p text:style-name="P4"><text:s text:c="4"/>them the Mercury article and tell them </text:p>
      <text:p text:style-name="P4"><text:s text:c="4"/>that they should let the workers know </text:p>
      <text:p text:style-name="P4"><text:s text:c="4"/>they support them.</text:p>
      <text:p text:style-name="P4"/>
      <text:p text:style-name="P4">3) Follow “Students For Chartwells</text:p>
      <text:p text:style-name="P4"><text:s text:c="4"/>Workers” on facebook for updates and <text:s text:c="2"/></text:p>
      <text:p text:style-name="P4"><text:s text:c="4"/>opportunities to help!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3 Easy Ways to Help</text:p>
      <text:p text:style-name="P4"/>
      <text:p text:style-name="P4">1) Let workers know you support them!</text:p>
      <text:p text:style-name="P4"><text:s text:c="4"/>Tell them “happy holidays” or “I </text:p>
      <text:p text:style-name="P4"><text:s text:c="4"/>support you” whenever you eat on </text:p>
      <text:p text:style-name="P4"><text:s text:c="4"/>campus.</text:p>
      <text:p text:style-name="P4"/>
      <text:p text:style-name="P4">2) Tell your friends whats going on. Send</text:p>
      <text:p text:style-name="P4"><text:s text:c="4"/>them the Mercury article and tell them </text:p>
      <text:p text:style-name="P4"><text:s text:c="4"/>that they should let the workers know </text:p>
      <text:p text:style-name="P4"><text:s text:c="4"/>they support them.</text:p>
      <text:p text:style-name="P4"/>
      <text:p text:style-name="P4">3) Follow “Students For Chartwells</text:p>
      <text:p text:style-name="P4"><text:s text:c="4"/>Workers” on facebook for updates and <text:s text:c="2"/></text:p>
      <text:p text:style-name="P4"><text:s text:c="4"/>opportunities to help!</text:p>
      <text:p text:style-name="P4"/>
      <text:p text:style-name="P4"/>
      <text:p text:style-name="P4"/>
      <text:p text:style-name="P4"/>
      <text:p text:style-name="P4"/>
      <text:p text:style-name="P2">3 Easy Ways to Help</text:p>
      <text:p text:style-name="P4"/>
      <text:p text:style-name="P4">1) Let workers know you support them!</text:p>
      <text:p text:style-name="P4"><text:s text:c="4"/>Tell them “happy holidays” or “I </text:p>
      <text:p text:style-name="P4"><text:s text:c="4"/>support you” whenever you eat on </text:p>
      <text:p text:style-name="P4"><text:s text:c="4"/>campus.</text:p>
      <text:p text:style-name="P4"/>
      <text:p text:style-name="P4">2) Tell your friends whats going on. Send</text:p>
      <text:p text:style-name="P4"><text:s text:c="4"/>them the Mercury article and tell them </text:p>
      <text:p text:style-name="P4"><text:s text:c="4"/>that they should let the workers know </text:p>
      <text:p text:style-name="P4"><text:s text:c="4"/>they support them.</text:p>
      <text:p text:style-name="P4"/>
      <text:p text:style-name="P4">3) Follow “Students For Chartwells</text:p>
      <text:p text:style-name="P4"><text:s text:c="4"/>Workers” on facebook for updates and <text:s text:c="2"/></text:p>
      <text:p text:style-name="P4"><text:s text:c="4"/>opportunities to help!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3 Easy Ways to Help</text:p>
      <text:p text:style-name="P4"/>
      <text:p text:style-name="P4">1) Let workers know you support them!</text:p>
      <text:p text:style-name="P4"><text:s text:c="4"/>Tell them “happy holidays” or “I </text:p>
      <text:p text:style-name="P4"><text:s text:c="4"/>support you” whenever you eat on </text:p>
      <text:p text:style-name="P4"><text:s text:c="4"/>campus.</text:p>
      <text:p text:style-name="P4"/>
      <text:p text:style-name="P4">2) Tell your friends whats going on. Send</text:p>
      <text:p text:style-name="P4"><text:s text:c="4"/>them the Mercury article and tell them </text:p>
      <text:p text:style-name="P4"><text:s text:c="4"/>that they should let the workers know </text:p>
      <text:p text:style-name="P4"><text:s text:c="4"/>they support them.</text:p>
      <text:p text:style-name="P4"/>
      <text:p text:style-name="P4">3) Follow “Students For Chartwells</text:p>
      <text:p text:style-name="P4"><text:s text:c="4"/>Workers” on facebook for updates and <text:s text:c="2"/></text:p>
      <text:p text:style-name="P4"><text:s text:c="4"/>opportunities to help!</text:p>
      <text:p text:style-name="P5">3 Easy Ways to Help</text:p>
      <text:p text:style-name="P4"/>
      <text:p text:style-name="P4">1) Let workers know you support them!</text:p>
      <text:p text:style-name="P4"><text:s text:c="4"/>Tell them “happy holidays” or “I </text:p>
      <text:p text:style-name="P4"><text:s text:c="4"/>support you” whenever you eat on </text:p>
      <text:p text:style-name="P4"><text:s text:c="4"/>campus.</text:p>
      <text:p text:style-name="P4"/>
      <text:p text:style-name="P4">2) Tell your friends whats going on. Send</text:p>
      <text:p text:style-name="P4"><text:s text:c="4"/>them the Mercury article and tell them </text:p>
      <text:p text:style-name="P4"><text:s text:c="4"/>that they should let the workers know </text:p>
      <text:p text:style-name="P4"><text:s text:c="4"/>they support them.</text:p>
      <text:p text:style-name="P4"/>
      <text:p text:style-name="P4">3) Follow “Students For Chartwells</text:p>
      <text:p text:style-name="P4"><text:s text:c="4"/>Workers” on facebook for updates and <text:s text:c="2"/></text:p>
      <text:p text:style-name="P4"><text:s text:c="4"/>opportunities to help!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3 Easy Ways to Help</text:p>
      <text:p text:style-name="P4"/>
      <text:p text:style-name="P4">1) Let workers know you support them!</text:p>
      <text:p text:style-name="P4"><text:s text:c="4"/>Tell them “happy holidays” or “I </text:p>
      <text:p text:style-name="P4"><text:s text:c="4"/>support you” whenever you eat on </text:p>
      <text:p text:style-name="P4"><text:s text:c="4"/>campus.</text:p>
      <text:p text:style-name="P4"/>
      <text:p text:style-name="P4">2) Tell your friends whats going on. Send</text:p>
      <text:p text:style-name="P4"><text:s text:c="4"/>them the Mercury article and tell them </text:p>
      <text:p text:style-name="P4"><text:s text:c="4"/>that they should let the workers know </text:p>
      <text:p text:style-name="P4"><text:s text:c="4"/>they support them.</text:p>
      <text:p text:style-name="P4"/>
      <text:p text:style-name="P4">3) Follow “Students For Chartwells</text:p>
      <text:p text:style-name="P4"><text:s text:c="4"/>Workers” on facebook for updates and <text:s text:c="2"/></text:p>
      <text:p text:style-name="P4"><text:s text:c="4"/>opportunities to help!</text:p>
      <text:p text:style-name="P4"/>
      <text:p text:style-name="P4"/>
      <text:p text:style-name="P4"/>
      <text:p text:style-name="P4"/>
      <text:p text:style-name="P4"/>
      <text:p text:style-name="P2">3 Easy Ways to Help</text:p>
      <text:p text:style-name="P4"/>
      <text:p text:style-name="P4">1) Let workers know you support them!</text:p>
      <text:p text:style-name="P4"><text:s text:c="4"/>Tell them “happy holidays” or “I </text:p>
      <text:p text:style-name="P4"><text:s text:c="4"/>support you” whenever you eat on </text:p>
      <text:p text:style-name="P4"><text:s text:c="4"/>campus.</text:p>
      <text:p text:style-name="P4"/>
      <text:p text:style-name="P4">2) Tell your friends whats going on. Send</text:p>
      <text:p text:style-name="P4"><text:s text:c="4"/>them the Mercury article and tell them </text:p>
      <text:p text:style-name="P4"><text:s text:c="4"/>that they should let the workers know </text:p>
      <text:p text:style-name="P4"><text:s text:c="4"/>they support them.</text:p>
      <text:p text:style-name="P4"/>
      <text:p text:style-name="P4">3) Follow “Students For Chartwells</text:p>
      <text:p text:style-name="P4"><text:s text:c="4"/>Workers” on facebook for updates and <text:s text:c="2"/></text:p>
      <text:p text:style-name="P4"><text:s text:c="4"/>opportunities to help!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3 Easy Ways to Help</text:p>
      <text:p text:style-name="P4"/>
      <text:p text:style-name="P4">1) Let workers know you support them!</text:p>
      <text:p text:style-name="P4"><text:s text:c="4"/>Tell them “happy holidays” or “I </text:p>
      <text:p text:style-name="P4"><text:s text:c="4"/>support you” whenever you eat on </text:p>
      <text:p text:style-name="P4"><text:s text:c="4"/>campus.</text:p>
      <text:p text:style-name="P4"/>
      <text:p text:style-name="P4">2) Tell your friends whats going on. Send</text:p>
      <text:p text:style-name="P4"><text:s text:c="4"/>them the Mercury article and tell them </text:p>
      <text:p text:style-name="P4"><text:s text:c="4"/>that they should let the workers know </text:p>
      <text:p text:style-name="P4"><text:s text:c="4"/>they support them.</text:p>
      <text:p text:style-name="P4"/>
      <text:p text:style-name="P4">3) Follow “Students For Chartwells</text:p>
      <text:p text:style-name="P4"><text:s text:c="4"/>Workers” on facebook for updates and <text:s text:c="2"/></text:p>
      <text:p text:style-name="P4"><text:s text:c="4"/>opportunities to help!</text:p>
      <text:p text:style-name="P5">3 Easy Ways to Help</text:p>
      <text:p text:style-name="P4"/>
      <text:p text:style-name="P4">1) Let workers know you support them!</text:p>
      <text:p text:style-name="P4"><text:s text:c="4"/>Tell them “happy holidays” or “I </text:p>
      <text:p text:style-name="P4"><text:s text:c="4"/>support you” whenever you eat on </text:p>
      <text:p text:style-name="P4"><text:s text:c="4"/>campus.</text:p>
      <text:p text:style-name="P4"/>
      <text:p text:style-name="P4">2) Tell your friends whats going on. Send</text:p>
      <text:p text:style-name="P4"><text:s text:c="4"/>them the Mercury article and tell them </text:p>
      <text:p text:style-name="P4"><text:s text:c="4"/>that they should let the workers know </text:p>
      <text:p text:style-name="P4"><text:s text:c="4"/>they support them.</text:p>
      <text:p text:style-name="P4"/>
      <text:p text:style-name="P4">3) Follow “Students For Chartwells</text:p>
      <text:p text:style-name="P4"><text:s text:c="4"/>Workers” on facebook for updates and <text:s text:c="2"/></text:p>
      <text:p text:style-name="P4"><text:s text:c="4"/>opportunities to help!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3 Easy Ways to Help</text:p>
      <text:p text:style-name="P4"/>
      <text:p text:style-name="P4">1) Let workers know you support them!</text:p>
      <text:p text:style-name="P4"><text:s text:c="4"/>Tell them “happy holidays” or “I </text:p>
      <text:p text:style-name="P4"><text:s text:c="4"/>support you” whenever you eat on </text:p>
      <text:p text:style-name="P4"><text:s text:c="4"/>campus.</text:p>
      <text:p text:style-name="P4"/>
      <text:p text:style-name="P4">2) Tell your friends whats going on. Send</text:p>
      <text:p text:style-name="P4"><text:s text:c="4"/>them the Mercury article and tell them </text:p>
      <text:p text:style-name="P4"><text:s text:c="4"/>that they should let the workers know </text:p>
      <text:p text:style-name="P4"><text:s text:c="4"/>they support them.</text:p>
      <text:p text:style-name="P4"/>
      <text:p text:style-name="P4">3) Follow “Students For Chartwells</text:p>
      <text:p text:style-name="P4"><text:s text:c="4"/>Workers” on facebook for updates and <text:s text:c="2"/></text:p>
      <text:p text:style-name="P4"><text:s text:c="4"/>opportunities to help!</text:p>
      <text:p text:style-name="P4"/>
      <text:p text:style-name="P4"/>
      <text:p text:style-name="P4"/>
      <text:p text:style-name="P4"/>
      <text:p text:style-name="P4"/>
      <text:p text:style-name="P2">3 Easy Ways to Help</text:p>
      <text:p text:style-name="P4"/>
      <text:p text:style-name="P4">1) Let workers know you support them!</text:p>
      <text:p text:style-name="P4"><text:s text:c="4"/>Tell them “happy holidays” or “I </text:p>
      <text:p text:style-name="P4"><text:s text:c="4"/>support you” whenever you eat on </text:p>
      <text:p text:style-name="P4"><text:s text:c="4"/>campus.</text:p>
      <text:p text:style-name="P4"/>
      <text:p text:style-name="P4">2) Tell your friends whats going on. Send</text:p>
      <text:p text:style-name="P4"><text:s text:c="4"/>them the Mercury article and tell them </text:p>
      <text:p text:style-name="P4"><text:s text:c="4"/>that they should let the workers know </text:p>
      <text:p text:style-name="P4"><text:s text:c="4"/>they support them.</text:p>
      <text:p text:style-name="P4"/>
      <text:p text:style-name="P4">3) Follow “Students For Chartwells</text:p>
      <text:p text:style-name="P4"><text:s text:c="4"/>Workers” on facebook for updates and <text:s text:c="2"/></text:p>
      <text:p text:style-name="P4"><text:s text:c="4"/>opportunities to help!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3 Easy Ways to Help</text:p>
      <text:p text:style-name="P4"/>
      <text:p text:style-name="P4">1) Let workers know you support them!</text:p>
      <text:p text:style-name="P4"><text:s text:c="4"/>Tell them “happy holidays” or “I </text:p>
      <text:p text:style-name="P4"><text:s text:c="4"/>support you” whenever you eat on </text:p>
      <text:p text:style-name="P4"><text:s text:c="4"/>campus.</text:p>
      <text:p text:style-name="P4"/>
      <text:p text:style-name="P4">2) Tell your friends whats going on. Send</text:p>
      <text:p text:style-name="P4"><text:s text:c="4"/>them the Mercury article and tell them </text:p>
      <text:p text:style-name="P4"><text:s text:c="4"/>that they should let the workers know </text:p>
      <text:p text:style-name="P4"><text:s text:c="4"/>they support them.</text:p>
      <text:p text:style-name="P4"/>
      <text:p text:style-name="P4">3) Follow “Students For Chartwells</text:p>
      <text:p text:style-name="P4"><text:s text:c="4"/>Workers” on facebook for updates and <text:s text:c="2"/></text:p>
      <text:p text:style-name="P4"><text:s text:c="4"/>opportunities to help!</text:p>
      <text:p text:style-name="P5">3 Easy Ways to Help</text:p>
      <text:p text:style-name="P4"/>
      <text:p text:style-name="P4">1) Let workers know you support them!</text:p>
      <text:p text:style-name="P4"><text:s text:c="4"/>Tell them “happy holidays” or “I </text:p>
      <text:p text:style-name="P4"><text:s text:c="4"/>support you” whenever you eat on </text:p>
      <text:p text:style-name="P4"><text:s text:c="4"/>campus.</text:p>
      <text:p text:style-name="P4"/>
      <text:p text:style-name="P4">2) Tell your friends whats going on. Send</text:p>
      <text:p text:style-name="P4"><text:s text:c="4"/>them the Mercury article and tell them </text:p>
      <text:p text:style-name="P4"><text:s text:c="4"/>that they should let the workers know </text:p>
      <text:p text:style-name="P4"><text:s text:c="4"/>they support them.</text:p>
      <text:p text:style-name="P4"/>
      <text:p text:style-name="P4">3) Follow “Students For Chartwells</text:p>
      <text:p text:style-name="P4"><text:s text:c="4"/>Workers” on facebook for updates and <text:s text:c="2"/></text:p>
      <text:p text:style-name="P4"><text:s text:c="4"/>opportunities to help!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3 Easy Ways to Help</text:p>
      <text:p text:style-name="P4"/>
      <text:p text:style-name="P4">1) Let workers know you support them!</text:p>
      <text:p text:style-name="P4"><text:s text:c="4"/>Tell them “happy holidays” or “I </text:p>
      <text:p text:style-name="P4"><text:s text:c="4"/>support you” whenever you eat on </text:p>
      <text:p text:style-name="P4"><text:s text:c="4"/>campus.</text:p>
      <text:p text:style-name="P4"/>
      <text:p text:style-name="P4">2) Tell your friends whats going on. Send</text:p>
      <text:p text:style-name="P4"><text:s text:c="4"/>them the Mercury article and tell them </text:p>
      <text:p text:style-name="P4"><text:s text:c="4"/>that they should let the workers know </text:p>
      <text:p text:style-name="P4"><text:s text:c="4"/>they support them.</text:p>
      <text:p text:style-name="P4"/>
      <text:p text:style-name="P4">3) Follow “Students For Chartwells</text:p>
      <text:p text:style-name="P4"><text:s text:c="4"/>Workers” on facebook for updates and <text:s text:c="2"/></text:p>
      <text:p text:style-name="P4"><text:s text:c="4"/>opportunities to help!</text:p>
      <text:p text:style-name="P4"/>
      <text:p text:style-name="P4"/>
      <text:p text:style-name="P4"/>
      <text:p text:style-name="P4"/>
      <text:p text:style-name="P4"/>
      <text:p text:style-name="P2">3 Easy Ways to Help</text:p>
      <text:p text:style-name="P4"/>
      <text:p text:style-name="P4">1) Let workers know you support them!</text:p>
      <text:p text:style-name="P4"><text:s text:c="4"/>Tell them “happy holidays” or “I </text:p>
      <text:p text:style-name="P4"><text:s text:c="4"/>support you” whenever you eat on </text:p>
      <text:p text:style-name="P4"><text:s text:c="4"/>campus.</text:p>
      <text:p text:style-name="P4"/>
      <text:p text:style-name="P4">2) Tell your friends whats going on. Send</text:p>
      <text:p text:style-name="P4"><text:s text:c="4"/>them the Mercury article and tell them </text:p>
      <text:p text:style-name="P4"><text:s text:c="4"/>that they should let the workers know </text:p>
      <text:p text:style-name="P4"><text:s text:c="4"/>they support them.</text:p>
      <text:p text:style-name="P4"/>
      <text:p text:style-name="P4">3) Follow “Students For Chartwells</text:p>
      <text:p text:style-name="P4"><text:s text:c="4"/>Workers” on facebook for updates and <text:s text:c="2"/></text:p>
      <text:p text:style-name="P4"><text:s text:c="4"/>opportunities to help!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3 Easy Ways to Help</text:p>
      <text:p text:style-name="P4"/>
      <text:p text:style-name="P4">1) Let workers know you support them!</text:p>
      <text:p text:style-name="P4"><text:s text:c="4"/>Tell them “happy holidays” or “I </text:p>
      <text:p text:style-name="P4"><text:s text:c="4"/>support you” whenever you eat on </text:p>
      <text:p text:style-name="P4"><text:s text:c="4"/>campus.</text:p>
      <text:p text:style-name="P4"/>
      <text:p text:style-name="P4">2) Tell your friends whats going on. Send</text:p>
      <text:p text:style-name="P4"><text:s text:c="4"/>them the Mercury article and tell them </text:p>
      <text:p text:style-name="P4"><text:s text:c="4"/>that they should let the workers know </text:p>
      <text:p text:style-name="P4"><text:s text:c="4"/>they support them.</text:p>
      <text:p text:style-name="P4"/>
      <text:p text:style-name="P4">3) Follow “Students For Chartwells</text:p>
      <text:p text:style-name="P4"><text:s text:c="4"/>Workers” on facebook for updates and <text:s text:c="2"/></text:p>
      <text:p text:style-name="P4"><text:s text:c="4"/>opportunities to help!</text:p>
      <text:p text:style-name="P5">3 Easy Ways to Help</text:p>
      <text:p text:style-name="P4"/>
      <text:p text:style-name="P4">1) Let workers know you support them!</text:p>
      <text:p text:style-name="P4"><text:s text:c="4"/>Tell them “happy holidays” or “I </text:p>
      <text:p text:style-name="P4"><text:s text:c="4"/>support you” whenever you eat on </text:p>
      <text:p text:style-name="P4"><text:s text:c="4"/>campus.</text:p>
      <text:p text:style-name="P4"/>
      <text:p text:style-name="P4">2) Tell your friends whats going on. Send</text:p>
      <text:p text:style-name="P4"><text:s text:c="4"/>them the Mercury article and tell them </text:p>
      <text:p text:style-name="P4"><text:s text:c="4"/>that they should let the workers know </text:p>
      <text:p text:style-name="P4"><text:s text:c="4"/>they support them.</text:p>
      <text:p text:style-name="P4"/>
      <text:p text:style-name="P4">3) Follow “Students For Chartwells</text:p>
      <text:p text:style-name="P4"><text:s text:c="4"/>Workers” on facebook for updates and <text:s text:c="2"/></text:p>
      <text:p text:style-name="P4"><text:s text:c="4"/>opportunities to help!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3 Easy Ways to Help</text:p>
      <text:p text:style-name="P4"/>
      <text:p text:style-name="P4">1) Let workers know you support them!</text:p>
      <text:p text:style-name="P4"><text:s text:c="4"/>Tell them “happy holidays” or “I </text:p>
      <text:p text:style-name="P4"><text:s text:c="4"/>support you” whenever you eat on </text:p>
      <text:p text:style-name="P4"><text:s text:c="4"/>campus.</text:p>
      <text:p text:style-name="P4"/>
      <text:p text:style-name="P4">2) Tell your friends whats going on. Send</text:p>
      <text:p text:style-name="P4"><text:s text:c="4"/>them the Mercury article and tell them </text:p>
      <text:p text:style-name="P4"><text:s text:c="4"/>that they should let the workers know </text:p>
      <text:p text:style-name="P4"><text:s text:c="4"/>they support them.</text:p>
      <text:p text:style-name="P4"/>
      <text:p text:style-name="P4">3) Follow “Students For Chartwells</text:p>
      <text:p text:style-name="P4"><text:s text:c="4"/>Workers” on facebook for updates and <text:s text:c="2"/></text:p>
      <text:p text:style-name="P4"><text:s text:c="4"/>opportunities to help!</text:p>
      <text:p text:style-name="P4"/>
      <text:p text:style-name="P4"/>
      <text:p text:style-name="P4"/>
      <text:p text:style-name="P4"/>
      <text:p text:style-name="P4"/>
      <text:p text:style-name="P2">3 Easy Ways to Help</text:p>
      <text:p text:style-name="P4"/>
      <text:p text:style-name="P4">1) Let workers know you support them!</text:p>
      <text:p text:style-name="P4"><text:s text:c="4"/>Tell them “happy holidays” or “I </text:p>
      <text:p text:style-name="P4"><text:s text:c="4"/>support you” whenever you eat on </text:p>
      <text:p text:style-name="P4"><text:s text:c="4"/>campus.</text:p>
      <text:p text:style-name="P4"/>
      <text:p text:style-name="P4">2) Tell your friends whats going on. Send</text:p>
      <text:p text:style-name="P4"><text:s text:c="4"/>them the Mercury article and tell them </text:p>
      <text:p text:style-name="P4"><text:s text:c="4"/>that they should let the workers know </text:p>
      <text:p text:style-name="P4"><text:s text:c="4"/>they support them.</text:p>
      <text:p text:style-name="P4"/>
      <text:p text:style-name="P4">3) Follow “Students For Chartwells</text:p>
      <text:p text:style-name="P4"><text:s text:c="4"/>Workers” on facebook for updates and <text:s text:c="2"/></text:p>
      <text:p text:style-name="P4"><text:s text:c="4"/>opportunities to help!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3 Easy Ways to Help</text:p>
      <text:p text:style-name="P4"/>
      <text:p text:style-name="P4">1) Let workers know you support them!</text:p>
      <text:p text:style-name="P4"><text:s text:c="4"/>Tell them “happy holidays” or “I </text:p>
      <text:p text:style-name="P4"><text:s text:c="4"/>support you” whenever you eat on </text:p>
      <text:p text:style-name="P4"><text:s text:c="4"/>campus.</text:p>
      <text:p text:style-name="P4"/>
      <text:p text:style-name="P4">2) Tell your friends whats going on. Send</text:p>
      <text:p text:style-name="P4"><text:s text:c="4"/>them the Mercury article and tell them </text:p>
      <text:p text:style-name="P4"><text:s text:c="4"/>that they should let the workers know </text:p>
      <text:p text:style-name="P4"><text:s text:c="4"/>they support them.</text:p>
      <text:p text:style-name="P4"/>
      <text:p text:style-name="P4">3) Follow “Students For Chartwells</text:p>
      <text:p text:style-name="P4"><text:s text:c="4"/>Workers” on facebook for updates and <text:s text:c="2"/></text:p>
      <text:p text:style-name="P4"><text:s text:c="4"/>opportunities to help!</text:p>
      <text:p text:style-name="P5">3 Easy Ways to Help</text:p>
      <text:p text:style-name="P4"/>
      <text:p text:style-name="P4">1) Let workers know you support them!</text:p>
      <text:p text:style-name="P4"><text:s text:c="4"/>Tell them “happy holidays” or “I </text:p>
      <text:p text:style-name="P4"><text:s text:c="4"/>support you” whenever you eat on </text:p>
      <text:p text:style-name="P4"><text:s text:c="4"/>campus.</text:p>
      <text:p text:style-name="P4"/>
      <text:p text:style-name="P4">2) Tell your friends whats going on. Send</text:p>
      <text:p text:style-name="P4"><text:s text:c="4"/>them the Mercury article and tell them </text:p>
      <text:p text:style-name="P4"><text:s text:c="4"/>that they should let the workers know </text:p>
      <text:p text:style-name="P4"><text:s text:c="4"/>they support them.</text:p>
      <text:p text:style-name="P4"/>
      <text:p text:style-name="P4">3) Follow “Students For Chartwells</text:p>
      <text:p text:style-name="P4"><text:s text:c="4"/>Workers” on facebook for updates and <text:s text:c="2"/></text:p>
      <text:p text:style-name="P4"><text:s text:c="4"/>opportunities to help!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3 Easy Ways to Help</text:p>
      <text:p text:style-name="P4"/>
      <text:p text:style-name="P4">1) Let workers know you support them!</text:p>
      <text:p text:style-name="P4"><text:s text:c="4"/>Tell them “happy holidays” or “I </text:p>
      <text:p text:style-name="P4"><text:s text:c="4"/>support you” whenever you eat on </text:p>
      <text:p text:style-name="P4"><text:s text:c="4"/>campus.</text:p>
      <text:p text:style-name="P4"/>
      <text:p text:style-name="P4">2) Tell your friends whats going on. Send</text:p>
      <text:p text:style-name="P4"><text:s text:c="4"/>them the Mercury article and tell them </text:p>
      <text:p text:style-name="P4"><text:s text:c="4"/>that they should let the workers know </text:p>
      <text:p text:style-name="P4"><text:s text:c="4"/>they support them.</text:p>
      <text:p text:style-name="P4"/>
      <text:p text:style-name="P4">3) Follow “Students For Chartwells</text:p>
      <text:p text:style-name="P4"><text:s text:c="4"/>Workers” on facebook for updates and <text:s text:c="2"/></text:p>
      <text:p text:style-name="P4"><text:s text:c="4"/>opportunities to help!</text:p>
      <text:p text:style-name="P4"/>
      <text:p text:style-name="P4"/>
      <text:p text:style-name="P4"/>
      <text:p text:style-name="P4"/>
      <text:p text:style-name="P4"/>
      <text:p text:style-name="P2">3 Easy Ways to Help</text:p>
      <text:p text:style-name="P4"/>
      <text:p text:style-name="P4">1) Let workers know you support them!</text:p>
      <text:p text:style-name="P4"><text:s text:c="4"/>Tell them “happy holidays” or “I </text:p>
      <text:p text:style-name="P4"><text:s text:c="4"/>support you” whenever you eat on </text:p>
      <text:p text:style-name="P4"><text:s text:c="4"/>campus.</text:p>
      <text:p text:style-name="P4"/>
      <text:p text:style-name="P4">2) Tell your friends whats going on. Send</text:p>
      <text:p text:style-name="P4"><text:s text:c="4"/>them the Mercury article and tell them </text:p>
      <text:p text:style-name="P4"><text:s text:c="4"/>that they should let the workers know </text:p>
      <text:p text:style-name="P4"><text:s text:c="4"/>they support them.</text:p>
      <text:p text:style-name="P4"/>
      <text:p text:style-name="P4">3) Follow “Students For Chartwells</text:p>
      <text:p text:style-name="P4"><text:s text:c="4"/>Workers” on facebook for updates and <text:s text:c="2"/></text:p>
      <text:p text:style-name="P4"><text:s text:c="4"/>opportunities to help!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3 Easy Ways to Help</text:p>
      <text:p text:style-name="P4"/>
      <text:p text:style-name="P4">1) Let workers know you support them!</text:p>
      <text:p text:style-name="P4"><text:s text:c="4"/>Tell them “happy holidays” or “I </text:p>
      <text:p text:style-name="P4"><text:s text:c="4"/>support you” whenever you eat on </text:p>
      <text:p text:style-name="P4"><text:s text:c="4"/>campus.</text:p>
      <text:p text:style-name="P4"/>
      <text:p text:style-name="P4">2) Tell your friends whats going on. Send</text:p>
      <text:p text:style-name="P4"><text:s text:c="4"/>them the Mercury article and tell them </text:p>
      <text:p text:style-name="P4"><text:s text:c="4"/>that they should let the workers know </text:p>
      <text:p text:style-name="P4"><text:s text:c="4"/>they support them.</text:p>
      <text:p text:style-name="P4"/>
      <text:p text:style-name="P4">3) Follow “Students For Chartwells</text:p>
      <text:p text:style-name="P4"><text:s text:c="4"/>Workers” on facebook for updates and <text:s text:c="2"/></text:p>
      <text:p text:style-name="P4"><text:s text:c="4"/>opportunities to help!</text:p>
      <text:p text:style-name="P5">3 Easy Ways to Help</text:p>
      <text:p text:style-name="P4"/>
      <text:p text:style-name="P4">1) Let workers know you support them!</text:p>
      <text:p text:style-name="P4"><text:s text:c="4"/>Tell them “happy holidays” or “I </text:p>
      <text:p text:style-name="P4"><text:s text:c="4"/>support you” whenever you eat on </text:p>
      <text:p text:style-name="P4"><text:s text:c="4"/>campus.</text:p>
      <text:p text:style-name="P4"/>
      <text:p text:style-name="P4">2) Tell your friends whats going on. Send</text:p>
      <text:p text:style-name="P4"><text:s text:c="4"/>them the Mercury article and tell them </text:p>
      <text:p text:style-name="P4"><text:s text:c="4"/>that they should let the workers know </text:p>
      <text:p text:style-name="P4"><text:s text:c="4"/>they support them.</text:p>
      <text:p text:style-name="P4"/>
      <text:p text:style-name="P4">3) Follow “Students For Chartwells</text:p>
      <text:p text:style-name="P4"><text:s text:c="4"/>Workers” on facebook for updates and <text:s text:c="2"/></text:p>
      <text:p text:style-name="P4"><text:s text:c="4"/>opportunities to help!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3 Easy Ways to Help</text:p>
      <text:p text:style-name="P4"/>
      <text:p text:style-name="P4">1) Let workers know you support them!</text:p>
      <text:p text:style-name="P4"><text:s text:c="4"/>Tell them “happy holidays” or “I </text:p>
      <text:p text:style-name="P4"><text:s text:c="4"/>support you” whenever you eat on </text:p>
      <text:p text:style-name="P4"><text:s text:c="4"/>campus.</text:p>
      <text:p text:style-name="P4"/>
      <text:p text:style-name="P4">2) Tell your friends whats going on. Send</text:p>
      <text:p text:style-name="P4"><text:s text:c="4"/>them the Mercury article and tell them </text:p>
      <text:p text:style-name="P4"><text:s text:c="4"/>that they should let the workers know </text:p>
      <text:p text:style-name="P4"><text:s text:c="4"/>they support them.</text:p>
      <text:p text:style-name="P4"/>
      <text:p text:style-name="P4">3) Follow “Students For Chartwells</text:p>
      <text:p text:style-name="P4"><text:s text:c="4"/>Workers” on facebook for updates and <text:s text:c="2"/></text:p>
      <text:p text:style-name="P4"><text:s text:c="4"/>opportunities to help!</text:p>
      <text:p text:style-name="P4"/>
      <text:p text:style-name="P4"/>
      <text:p text:style-name="P4"/>
      <text:p text:style-name="P4"/>
      <text:p text:style-name="P4"/>
      <text:p text:style-name="P2">3 Easy Ways to Help</text:p>
      <text:p text:style-name="P4"/>
      <text:p text:style-name="P4">1) Let workers know you support them!</text:p>
      <text:p text:style-name="P4"><text:s text:c="4"/>Tell them “happy holidays” or “I </text:p>
      <text:p text:style-name="P4"><text:s text:c="4"/>support you” whenever you eat on </text:p>
      <text:p text:style-name="P4"><text:s text:c="4"/>campus.</text:p>
      <text:p text:style-name="P4"/>
      <text:p text:style-name="P4">2) Tell your friends whats going on. Send</text:p>
      <text:p text:style-name="P4"><text:s text:c="4"/>them the Mercury article and tell them </text:p>
      <text:p text:style-name="P4"><text:s text:c="4"/>that they should let the workers know </text:p>
      <text:p text:style-name="P4"><text:s text:c="4"/>they support them.</text:p>
      <text:p text:style-name="P4"/>
      <text:p text:style-name="P4">3) Follow “Students For Chartwells</text:p>
      <text:p text:style-name="P4"><text:s text:c="4"/>Workers” on facebook for updates and <text:s text:c="2"/></text:p>
      <text:p text:style-name="P4"><text:s text:c="4"/>opportunities to help!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3 Easy Ways to Help</text:p>
      <text:p text:style-name="P4"/>
      <text:p text:style-name="P4">1) Let workers know you support them!</text:p>
      <text:p text:style-name="P4"><text:s text:c="4"/>Tell them “happy holidays” or “I </text:p>
      <text:p text:style-name="P4"><text:s text:c="4"/>support you” whenever you eat on </text:p>
      <text:p text:style-name="P4"><text:s text:c="4"/>campus.</text:p>
      <text:p text:style-name="P4"/>
      <text:p text:style-name="P4">2) Tell your friends whats going on. Send</text:p>
      <text:p text:style-name="P4"><text:s text:c="4"/>them the Mercury article and tell them </text:p>
      <text:p text:style-name="P4"><text:s text:c="4"/>that they should let the workers know </text:p>
      <text:p text:style-name="P4"><text:s text:c="4"/>they support them.</text:p>
      <text:p text:style-name="P4"/>
      <text:p text:style-name="P4">3) Follow “Students For Chartwells</text:p>
      <text:p text:style-name="P4"><text:s text:c="4"/>Workers” on facebook for updates and <text:s text:c="2"/></text:p>
      <text:p text:style-name="P4"><text:s text:c="4"/>opportunities to help!</text:p>
      <text:p text:style-name="P5">3 Easy Ways to Help</text:p>
      <text:p text:style-name="P4"/>
      <text:p text:style-name="P4">1) Let workers know you support them!</text:p>
      <text:p text:style-name="P4"><text:s text:c="4"/>Tell them “happy holidays” or “I </text:p>
      <text:p text:style-name="P4"><text:s text:c="4"/>support you” whenever you eat on </text:p>
      <text:p text:style-name="P4"><text:s text:c="4"/>campus.</text:p>
      <text:p text:style-name="P4"/>
      <text:p text:style-name="P4">2) Tell your friends whats going on. Send</text:p>
      <text:p text:style-name="P4"><text:s text:c="4"/>them the Mercury article and tell them </text:p>
      <text:p text:style-name="P4"><text:s text:c="4"/>that they should let the workers know </text:p>
      <text:p text:style-name="P4"><text:s text:c="4"/>they support them.</text:p>
      <text:p text:style-name="P4"/>
      <text:p text:style-name="P4">3) Follow “Students For Chartwells</text:p>
      <text:p text:style-name="P4"><text:s text:c="4"/>Workers” on facebook for updates and <text:s text:c="2"/></text:p>
      <text:p text:style-name="P4"><text:s text:c="4"/>opportunities to help!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3 Easy Ways to Help</text:p>
      <text:p text:style-name="P4"/>
      <text:p text:style-name="P4">1) Let workers know you support them!</text:p>
      <text:p text:style-name="P4"><text:s text:c="4"/>Tell them “happy holidays” or “I </text:p>
      <text:p text:style-name="P4"><text:s text:c="4"/>support you” whenever you eat on </text:p>
      <text:p text:style-name="P4"><text:s text:c="4"/>campus.</text:p>
      <text:p text:style-name="P4"/>
      <text:p text:style-name="P4">2) Tell your friends whats going on. Send</text:p>
      <text:p text:style-name="P4"><text:s text:c="4"/>them the Mercury article and tell them </text:p>
      <text:p text:style-name="P4"><text:s text:c="4"/>that they should let the workers know </text:p>
      <text:p text:style-name="P4"><text:s text:c="4"/>they support them.</text:p>
      <text:p text:style-name="P4"/>
      <text:p text:style-name="P4">3) Follow “Students For Chartwells</text:p>
      <text:p text:style-name="P4"><text:s text:c="4"/>Workers” on facebook for updates and <text:s text:c="2"/></text:p>
      <text:p text:style-name="P4"><text:s text:c="4"/>opportunities to help!</text:p>
      <text:p text:style-name="P4"/>
      <text:p text:style-name="P4"/>
      <text:p text:style-name="P4"/>
      <text:p text:style-name="P4"/>
      <text:p text:style-name="P4"/>
      <text:p text:style-name="P2">3 Easy Ways to Help</text:p>
      <text:p text:style-name="P4"/>
      <text:p text:style-name="P4">1) Let workers know you support them!</text:p>
      <text:p text:style-name="P4"><text:s text:c="4"/>Tell them “happy holidays” or “I </text:p>
      <text:p text:style-name="P4"><text:s text:c="4"/>support you” whenever you eat on </text:p>
      <text:p text:style-name="P4"><text:s text:c="4"/>campus.</text:p>
      <text:p text:style-name="P4"/>
      <text:p text:style-name="P4">2) Tell your friends whats going on. Send</text:p>
      <text:p text:style-name="P4"><text:s text:c="4"/>them the Mercury article and tell them </text:p>
      <text:p text:style-name="P4"><text:s text:c="4"/>that they should let the workers know </text:p>
      <text:p text:style-name="P4"><text:s text:c="4"/>they support them.</text:p>
      <text:p text:style-name="P4"/>
      <text:p text:style-name="P4">3) Follow “Students For Chartwells</text:p>
      <text:p text:style-name="P4"><text:s text:c="4"/>Workers” on facebook for updates and <text:s text:c="2"/></text:p>
      <text:p text:style-name="P4"><text:s text:c="4"/>opportunities to help!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3 Easy Ways to Help</text:p>
      <text:p text:style-name="P4"/>
      <text:p text:style-name="P4">1) Let workers know you support them!</text:p>
      <text:p text:style-name="P4"><text:s text:c="4"/>Tell them “happy holidays” or “I </text:p>
      <text:p text:style-name="P4"><text:s text:c="4"/>support you” whenever you eat on </text:p>
      <text:p text:style-name="P4"><text:s text:c="4"/>campus.</text:p>
      <text:p text:style-name="P4"/>
      <text:p text:style-name="P4">2) Tell your friends whats going on. Send</text:p>
      <text:p text:style-name="P4"><text:s text:c="4"/>them the Mercury article and tell them </text:p>
      <text:p text:style-name="P4"><text:s text:c="4"/>that they should let the workers know </text:p>
      <text:p text:style-name="P4"><text:s text:c="4"/>they support them.</text:p>
      <text:p text:style-name="P4"/>
      <text:p text:style-name="P4">3) Follow “Students For Chartwells</text:p>
      <text:p text:style-name="P4"><text:s text:c="4"/>Workers” on facebook for updates and <text:s text:c="2"/></text:p>
      <text:p text:style-name="P4"><text:s text:c="4"/>opportunities to help!</text:p>
      <text:p text:style-name="P5">3 Easy Ways to Help</text:p>
      <text:p text:style-name="P4"/>
      <text:p text:style-name="P4">1) Let workers know you support them!</text:p>
      <text:p text:style-name="P4"><text:s text:c="4"/>Tell them “happy holidays” or “I </text:p>
      <text:p text:style-name="P4"><text:s text:c="4"/>support you” whenever you eat on </text:p>
      <text:p text:style-name="P4"><text:s text:c="4"/>campus.</text:p>
      <text:p text:style-name="P4"/>
      <text:p text:style-name="P4">2) Tell your friends whats going on. Send</text:p>
      <text:p text:style-name="P4"><text:s text:c="4"/>them the Mercury article and tell them </text:p>
      <text:p text:style-name="P4"><text:s text:c="4"/>that they should let the workers know </text:p>
      <text:p text:style-name="P4"><text:s text:c="4"/>they support them.</text:p>
      <text:p text:style-name="P4"/>
      <text:p text:style-name="P4">3) Follow “Students For Chartwells</text:p>
      <text:p text:style-name="P4"><text:s text:c="4"/>Workers” on facebook for updates and <text:s text:c="2"/></text:p>
      <text:p text:style-name="P4"><text:s text:c="4"/>opportunities to help!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3 Easy Ways to Help</text:p>
      <text:p text:style-name="P4"/>
      <text:p text:style-name="P4">1) Let workers know you support them!</text:p>
      <text:p text:style-name="P4"><text:s text:c="4"/>Tell them “happy holidays” or “I </text:p>
      <text:p text:style-name="P4"><text:s text:c="4"/>support you” whenever you eat on </text:p>
      <text:p text:style-name="P4"><text:s text:c="4"/>campus.</text:p>
      <text:p text:style-name="P4"/>
      <text:p text:style-name="P4">2) Tell your friends whats going on. Send</text:p>
      <text:p text:style-name="P4"><text:s text:c="4"/>them the Mercury article and tell them </text:p>
      <text:p text:style-name="P4"><text:s text:c="4"/>that they should let the workers know </text:p>
      <text:p text:style-name="P4"><text:s text:c="4"/>they support them.</text:p>
      <text:p text:style-name="P4"/>
      <text:p text:style-name="P4">3) Follow “Students For Chartwells</text:p>
      <text:p text:style-name="P4"><text:s text:c="4"/>Workers” on facebook for updates and <text:s text:c="2"/></text:p>
      <text:p text:style-name="P4"><text:s text:c="4"/>opportunities to help!</text:p>
      <text:p text:style-name="P4"/>
      <text:p text:style-name="P4"/>
      <text:p text:style-name="P4"/>
      <text:p text:style-name="P4"/>
      <text:p text:style-name="P4"/>
      <text:p text:style-name="P2">3 Easy Ways to Help</text:p>
      <text:p text:style-name="P4"/>
      <text:p text:style-name="P4">1) Let workers know you support them!</text:p>
      <text:p text:style-name="P4"><text:s text:c="4"/>Tell them “happy holidays” or “I </text:p>
      <text:p text:style-name="P4"><text:s text:c="4"/>support you” whenever you eat on </text:p>
      <text:p text:style-name="P4"><text:s text:c="4"/>campus.</text:p>
      <text:p text:style-name="P4"/>
      <text:p text:style-name="P4">2) Tell your friends whats going on. Send</text:p>
      <text:p text:style-name="P4"><text:s text:c="4"/>them the Mercury article and tell them </text:p>
      <text:p text:style-name="P4"><text:s text:c="4"/>that they should let the workers know </text:p>
      <text:p text:style-name="P4"><text:s text:c="4"/>they support them.</text:p>
      <text:p text:style-name="P4"/>
      <text:p text:style-name="P4">3) Follow “Students For Chartwells</text:p>
      <text:p text:style-name="P4"><text:s text:c="4"/>Workers” on facebook for updates and <text:s text:c="2"/></text:p>
      <text:p text:style-name="P4"><text:s text:c="4"/>opportunities to help!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3 Easy Ways to Help</text:p>
      <text:p text:style-name="P4"/>
      <text:p text:style-name="P4">1) Let workers know you support them!</text:p>
      <text:p text:style-name="P4"><text:s text:c="4"/>Tell them “happy holidays” or “I </text:p>
      <text:p text:style-name="P4"><text:s text:c="4"/>support you” whenever you eat on </text:p>
      <text:p text:style-name="P4"><text:s text:c="4"/>campus.</text:p>
      <text:p text:style-name="P4"/>
      <text:p text:style-name="P4">2) Tell your friends whats going on. Send</text:p>
      <text:p text:style-name="P4"><text:s text:c="4"/>them the Mercury article and tell them </text:p>
      <text:p text:style-name="P4"><text:s text:c="4"/>that they should let the workers know </text:p>
      <text:p text:style-name="P4"><text:s text:c="4"/>they support them.</text:p>
      <text:p text:style-name="P4"/>
      <text:p text:style-name="P4">3) Follow “Students For Chartwells</text:p>
      <text:p text:style-name="P4"><text:s text:c="4"/>Workers” on facebook for updates and <text:s text:c="2"/></text:p>
      <text:p text:style-name="P4"><text:s text:c="4"/>opportunities to help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2" fo:column-gap="0.2in">
          <style:column style:rel-width="4986*" fo:start-indent="0in" fo:end-indent="0.1in"/>
          <style:column style:rel-width="4986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3T10:33:29.610000000</meta:creation-date>
    <dc:date>2018-12-13T12:58:54.648000000</dc:date>
    <meta:editing-duration>PT2H25M25S</meta:editing-duration>
    <meta:editing-cycles>2</meta:editing-cycles>
    <meta:generator>LibreOffice/6.1.2.1$Windows_X86_64 LibreOffice_project/65905a128db06ba48db947242809d14d3f9a93fe</meta:generator>
    <meta:document-statistic meta:table-count="0" meta:image-count="0" meta:object-count="0" meta:page-count="24" meta:paragraph-count="1152" meta:word-count="6144" meta:character-count="37632" meta:non-whitespace-character-count="28896"/>
  </office:meta>
</office:document-meta>
</file>